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T2_273" style:family="text"/>
    <style:style style:name="T2_274" style:family="text"/>
    <style:style style:name="T2_275" style:family="text"/>
    <style:style style:name="T2_276" style:family="text"/>
    <style:style style:name="T2_277" style:family="text"/>
    <style:style style:name="T2_278" style:family="text"/>
    <style:style style:name="T2_279" style:family="text"/>
    <style:style style:name="T2_280" style:family="text"/>
    <style:style style:name="T2_281" style:family="text"/>
    <style:style style:name="T2_282" style:family="text"/>
    <style:style style:name="T2_283" style:family="text"/>
    <style:style style:name="T2_284" style:family="text"/>
    <style:style style:name="T2_285" style:family="text"/>
    <style:style style:name="T2_286" style:family="text"/>
    <style:style style:name="T2_287" style:family="text"/>
    <style:style style:name="T2_288" style:family="text"/>
    <style:style style:name="T2_289" style:family="text"/>
    <style:style style:name="T2_290" style:family="text"/>
    <style:style style:name="T2_291" style:family="text"/>
    <style:style style:name="T2_292" style:family="text"/>
    <style:style style:name="T2_293" style:family="text"/>
    <style:style style:name="T2_294" style:family="text"/>
    <style:style style:name="T2_295" style:family="text"/>
    <style:style style:name="T2_29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T13_312" style:family="text"/>
    <style:style style:name="T13_313" style:family="text"/>
    <style:style style:name="T13_314" style:family="text"/>
    <style:style style:name="T13_315" style:family="text"/>
    <style:style style:name="T13_316" style:family="text"/>
    <style:style style:name="T13_317" style:family="text"/>
    <style:style style:name="T13_318" style:family="text"/>
    <style:style style:name="T13_319" style:family="text"/>
    <style:style style:name="T13_320" style:family="text"/>
    <style:style style:name="T13_321" style:family="text"/>
    <style:style style:name="T13_322" style:family="text"/>
    <style:style style:name="T13_323" style:family="text"/>
    <style:style style:name="T13_324" style:family="text"/>
    <style:style style:name="T13_325" style:family="text"/>
    <style:style style:name="T13_326" style:family="text"/>
    <style:style style:name="T13_327" style:family="text"/>
    <style:style style:name="T13_328" style:family="text"/>
    <style:style style:name="T13_329" style:family="text"/>
    <style:style style:name="T13_330" style:family="text"/>
    <style:style style:name="T13_331" style:family="text"/>
    <style:style style:name="T13_332" style:family="text"/>
    <style:style style:name="T13_333" style:family="text"/>
    <style:style style:name="T13_334" style:family="text"/>
    <style:style style:name="T13_335" style:family="text"/>
    <style:style style:name="T13_336" style:family="text"/>
    <style:style style:name="T13_337" style:family="text"/>
    <style:style style:name="T13_338" style:family="text"/>
    <style:style style:name="T13_339" style:family="text"/>
    <style:style style:name="T13_340" style:family="text"/>
    <style:style style:name="T13_341" style:family="text"/>
    <style:style style:name="T13_342" style:family="text"/>
    <style:style style:name="T13_343" style:family="text"/>
    <style:style style:name="T13_344" style:family="text"/>
    <style:style style:name="T13_345" style:family="text"/>
    <style:style style:name="T13_346" style:family="text"/>
    <style:style style:name="T13_347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T19_241" style:family="text"/>
    <style:style style:name="T19_242" style:family="text"/>
    <style:style style:name="T19_243" style:family="text"/>
    <style:style style:name="T19_244" style:family="text"/>
    <style:style style:name="T19_245" style:family="text"/>
    <style:style style:name="T19_246" style:family="text"/>
    <style:style style:name="T19_247" style:family="text"/>
    <style:style style:name="T19_248" style:family="text"/>
    <style:style style:name="T19_249" style:family="text"/>
    <style:style style:name="T19_250" style:family="text"/>
    <style:style style:name="T19_251" style:family="text"/>
    <style:style style:name="T19_252" style:family="text"/>
    <style:style style:name="T19_253" style:family="text"/>
    <style:style style:name="T19_254" style:family="text"/>
    <style:style style:name="T19_255" style:family="text"/>
    <style:style style:name="T19_256" style:family="text"/>
    <style:style style:name="T19_257" style:family="text"/>
    <style:style style:name="T19_258" style:family="text"/>
    <style:style style:name="T19_259" style:family="text"/>
    <style:style style:name="T19_260" style:family="text"/>
    <style:style style:name="T19_261" style:family="text"/>
    <style:style style:name="T19_262" style:family="text"/>
    <style:style style:name="T19_263" style:family="text"/>
    <style:style style:name="T19_264" style:family="text"/>
    <style:style style:name="T19_265" style:family="text"/>
    <style:style style:name="T19_266" style:family="text"/>
    <style:style style:name="T19_267" style:family="text"/>
    <style:style style:name="T19_268" style:family="text"/>
    <style:style style:name="T19_269" style:family="text"/>
    <style:style style:name="T19_270" style:family="text"/>
    <style:style style:name="T19_271" style:family="text"/>
    <style:style style:name="T19_272" style:family="text"/>
    <style:style style:name="T19_273" style:family="text"/>
    <style:style style:name="T19_274" style:family="text"/>
    <style:style style:name="T19_275" style:family="text"/>
    <style:style style:name="T19_276" style:family="text"/>
    <style:style style:name="T19_277" style:family="text"/>
    <style:style style:name="T19_278" style:family="text"/>
    <style:style style:name="T19_279" style:family="text"/>
    <style:style style:name="T19_280" style:family="text"/>
    <style:style style:name="T19_281" style:family="text"/>
    <style:style style:name="T19_282" style:family="text"/>
    <style:style style:name="T19_283" style:family="text"/>
    <style:style style:name="T19_284" style:family="text"/>
    <style:style style:name="T19_285" style:family="text"/>
    <style:style style:name="T19_286" style:family="text"/>
    <style:style style:name="T19_287" style:family="text"/>
    <style:style style:name="T19_288" style:family="text"/>
    <style:style style:name="T19_289" style:family="text"/>
    <style:style style:name="T19_290" style:family="text"/>
    <style:style style:name="T19_291" style:family="text"/>
    <style:style style:name="T19_292" style:family="text"/>
    <style:style style:name="T19_293" style:family="text"/>
    <style:style style:name="T19_294" style:family="text"/>
    <style:style style:name="T19_295" style:family="text"/>
    <style:style style:name="T19_296" style:family="text"/>
    <style:style style:name="T19_297" style:family="text"/>
    <style:style style:name="T19_298" style:family="text"/>
    <style:style style:name="T19_299" style:family="text"/>
    <style:style style:name="T19_300" style:family="text"/>
    <style:style style:name="T19_301" style:family="text"/>
    <style:style style:name="T19_302" style:family="text"/>
    <style:style style:name="T19_303" style:family="text"/>
    <style:style style:name="T19_304" style:family="text"/>
    <style:style style:name="T19_305" style:family="text"/>
    <style:style style:name="T19_306" style:family="text"/>
    <style:style style:name="T19_307" style:family="text"/>
    <style:style style:name="T19_308" style:family="text"/>
    <style:style style:name="T19_309" style:family="text"/>
    <style:style style:name="T19_310" style:family="text"/>
    <style:style style:name="T19_311" style:family="text"/>
    <style:style style:name="T19_312" style:family="text"/>
    <style:style style:name="T19_313" style:family="text"/>
    <style:style style:name="T19_314" style:family="text"/>
    <style:style style:name="T19_315" style:family="text"/>
    <style:style style:name="T19_316" style:family="text"/>
    <style:style style:name="T19_317" style:family="text"/>
    <style:style style:name="T19_318" style:family="text"/>
    <style:style style:name="T19_319" style:family="text"/>
    <style:style style:name="T19_320" style:family="text"/>
    <style:style style:name="T19_321" style:family="text"/>
    <style:style style:name="T19_322" style:family="text"/>
    <style:style style:name="T19_323" style:family="text"/>
    <style:style style:name="T19_324" style:family="text"/>
    <style:style style:name="T19_325" style:family="text"/>
    <style:style style:name="T19_326" style:family="text"/>
    <style:style style:name="T19_327" style:family="text"/>
    <style:style style:name="T19_328" style:family="text"/>
    <style:style style:name="T19_329" style:family="text"/>
    <style:style style:name="T19_330" style:family="text"/>
    <style:style style:name="T19_331" style:family="text"/>
    <style:style style:name="T19_332" style:family="text"/>
    <style:style style:name="T19_333" style:family="text"/>
    <style:style style:name="T19_334" style:family="text"/>
    <style:style style:name="T19_335" style:family="text"/>
    <style:style style:name="T19_336" style:family="text"/>
    <style:style style:name="T19_337" style:family="text"/>
    <style:style style:name="T19_338" style:family="text"/>
    <style:style style:name="T19_339" style:family="text"/>
    <style:style style:name="T19_340" style:family="text"/>
    <style:style style:name="T19_341" style:family="text"/>
    <style:style style:name="T19_342" style:family="text"/>
    <style:style style:name="T19_343" style:family="text"/>
    <style:style style:name="T19_344" style:family="text"/>
    <style:style style:name="T19_345" style:family="text"/>
    <style:style style:name="T19_346" style:family="text"/>
    <style:style style:name="T19_347" style:family="text"/>
    <style:style style:name="T19_348" style:family="text"/>
    <style:style style:name="T19_349" style:family="text"/>
    <style:style style:name="T19_350" style:family="text"/>
    <style:style style:name="T19_351" style:family="text"/>
    <style:style style:name="T19_352" style:family="text"/>
    <style:style style:name="T19_353" style:family="text"/>
    <style:style style:name="T19_354" style:family="text"/>
    <style:style style:name="T19_355" style:family="text"/>
    <style:style style:name="T19_356" style:family="text"/>
    <style:style style:name="T19_357" style:family="text"/>
    <style:style style:name="T19_358" style:family="text"/>
    <style:style style:name="T19_359" style:family="text"/>
    <style:style style:name="T19_360" style:family="text"/>
    <style:style style:name="T19_361" style:family="text"/>
    <style:style style:name="T19_362" style:family="text"/>
    <style:style style:name="T19_363" style:family="text"/>
    <style:style style:name="T19_364" style:family="text"/>
    <style:style style:name="T19_365" style:family="text"/>
    <style:style style:name="T19_366" style:family="text"/>
    <style:style style:name="T19_367" style:family="text"/>
    <style:style style:name="T19_368" style:family="text"/>
    <style:style style:name="T19_369" style:family="text"/>
    <style:style style:name="T19_370" style:family="text"/>
    <style:style style:name="T19_371" style:family="text"/>
    <style:style style:name="T19_372" style:family="text"/>
    <style:style style:name="T19_373" style:family="text"/>
    <style:style style:name="T19_374" style:family="text"/>
    <style:style style:name="T19_375" style:family="text"/>
    <style:style style:name="T19_376" style:family="text"/>
    <style:style style:name="T19_377" style:family="text"/>
    <style:style style:name="T19_378" style:family="text"/>
    <style:style style:name="T19_379" style:family="text"/>
    <style:style style:name="T19_380" style:family="text"/>
    <style:style style:name="T19_381" style:family="text"/>
    <style:style style:name="T19_382" style:family="text"/>
    <style:style style:name="T19_383" style:family="text"/>
    <style:style style:name="T19_384" style:family="text"/>
    <style:style style:name="T19_385" style:family="text"/>
    <style:style style:name="T19_386" style:family="text"/>
    <style:style style:name="T19_387" style:family="text"/>
    <style:style style:name="T19_388" style:family="text"/>
    <style:style style:name="T19_389" style:family="text"/>
    <style:style style:name="T19_390" style:family="text"/>
    <style:style style:name="T19_391" style:family="text"/>
    <style:style style:name="T19_392" style:family="text"/>
    <style:style style:name="T19_393" style:family="text"/>
    <style:style style:name="T19_394" style:family="text"/>
    <style:style style:name="T19_395" style:family="text"/>
    <style:style style:name="T19_396" style:family="text"/>
    <style:style style:name="T19_397" style:family="text"/>
    <style:style style:name="T19_398" style:family="text"/>
    <style:style style:name="T19_399" style:family="text"/>
    <style:style style:name="T19_400" style:family="text"/>
    <style:style style:name="T19_401" style:family="text"/>
    <style:style style:name="T19_402" style:family="text"/>
    <style:style style:name="T19_403" style:family="text"/>
    <style:style style:name="T19_404" style:family="text"/>
    <style:style style:name="T19_405" style:family="text"/>
    <style:style style:name="T19_406" style:family="text"/>
    <style:style style:name="T19_407" style:family="text"/>
    <style:style style:name="T19_408" style:family="text"/>
    <style:style style:name="T19_409" style:family="text"/>
    <style:style style:name="T19_410" style:family="text"/>
    <style:style style:name="T19_411" style:family="text"/>
    <style:style style:name="T19_412" style:family="text"/>
    <style:style style:name="T19_413" style:family="text"/>
    <style:style style:name="T19_414" style:family="text"/>
    <style:style style:name="T19_415" style:family="text"/>
    <style:style style:name="T19_416" style:family="text"/>
    <style:style style:name="T19_417" style:family="text"/>
    <style:style style:name="T19_418" style:family="text"/>
    <style:style style:name="T19_419" style:family="text"/>
    <style:style style:name="T19_420" style:family="text"/>
    <style:style style:name="T19_421" style:family="text"/>
    <style:style style:name="T19_422" style:family="text"/>
    <style:style style:name="T19_423" style:family="text"/>
    <style:style style:name="T19_424" style:family="text"/>
    <style:style style:name="T19_425" style:family="text"/>
    <style:style style:name="T19_426" style:family="text"/>
    <style:style style:name="T19_427" style:family="text"/>
    <style:style style:name="T19_428" style:family="text"/>
    <style:style style:name="T19_429" style:family="text"/>
    <style:style style:name="T19_430" style:family="text"/>
    <style:style style:name="T19_431" style:family="text"/>
    <style:style style:name="T19_432" style:family="text"/>
    <style:style style:name="T19_433" style:family="text"/>
    <style:style style:name="T19_434" style:family="text"/>
    <style:style style:name="T19_435" style:family="text"/>
    <style:style style:name="T19_436" style:family="text"/>
    <style:style style:name="T19_437" style:family="text"/>
    <style:style style:name="T19_438" style:family="text"/>
    <style:style style:name="T19_439" style:family="text"/>
    <style:style style:name="T19_440" style:family="text"/>
    <style:style style:name="T19_441" style:family="text"/>
    <style:style style:name="T19_442" style:family="text"/>
    <style:style style:name="T19_443" style:family="text"/>
    <style:style style:name="T19_444" style:family="text"/>
    <style:style style:name="T19_445" style:family="text"/>
    <style:style style:name="T19_44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T23_211" style:family="text"/>
    <style:style style:name="T23_212" style:family="text"/>
    <style:style style:name="T23_213" style:family="text"/>
    <style:style style:name="T23_214" style:family="text"/>
    <style:style style:name="T23_215" style:family="text"/>
    <style:style style:name="T23_216" style:family="text"/>
    <style:style style:name="T23_217" style:family="text"/>
    <style:style style:name="T23_218" style:family="text"/>
    <style:style style:name="T23_219" style:family="text"/>
    <style:style style:name="T23_220" style:family="text"/>
    <style:style style:name="T23_221" style:family="text"/>
    <style:style style:name="T23_222" style:family="text"/>
    <style:style style:name="T23_223" style:family="text"/>
    <style:style style:name="T23_224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Mapa</text:span><text:span text:style-name="T2_2"><text:s/></text:span><text:span text:style-name="T2_3">powróciła</text:span><text:span text:style-name="T2_4">!<text:s/></text:span><text:span text:style-name="T2_5">Uwierzcie</text:span><text:span text:style-name="T2_6"><text:s/></text:span><text:span text:style-name="T2_7">mi</text:span><text:span text:style-name="T2_8"><text:s/></text:span><text:span text:style-name="T2_9">na</text:span><text:span text:style-name="T2_10"><text:s/></text:span><text:span text:style-name="T2_11">słowo</text:span><text:span text:style-name="T2_12">,<text:s/></text:span><text:span text:style-name="T2_13">że</text:span><text:span text:style-name="T2_14"><text:s/></text:span><text:span text:style-name="T2_15">już</text:span><text:span text:style-name="T2_16"><text:s/></text:span><text:span text:style-name="T2_17">straciłem</text:span><text:span text:style-name="T2_18"><text:s/></text:span><text:span text:style-name="T2_19">nadzieję</text:span><text:span text:style-name="T2_20"><text:s/></text:span><text:span text:style-name="T2_21">na</text:span><text:span text:style-name="T2_22"><text:s/></text:span><text:span text:style-name="T2_23">zobaczenie</text:span><text:span text:style-name="T2_24"><text:s/></text:span><text:span text:style-name="T2_25">jej</text:span><text:span text:style-name="T2_26"><text:s/></text:span><text:span text:style-name="T2_27">przed</text:span><text:span text:style-name="T2_28"><text:s/></text:span><text:span text:style-name="T2_29">finałem</text:span><text:span text:style-name="T2_30">,<text:s/></text:span><text:span text:style-name="T2_31">a</text:span><text:span text:style-name="T2_32"><text:s/></text:span><text:span text:style-name="T2_33">tu</text:span><text:span text:style-name="T2_34"><text:s/></text:span><text:span text:style-name="T2_35">taka</text:span><text:span text:style-name="T2_36"><text:s/></text:span><text:span text:style-name="T2_37">miła</text:span><text:span text:style-name="T2_38"><text:s/></text:span><text:span text:style-name="T2_39">niespodzianka</text:span><text:span text:style-name="T2_40">.<text:s/></text:span><text:span text:style-name="T2_41">Tym</text:span><text:span text:style-name="T2_42"><text:s/></text:span><text:span text:style-name="T2_43">razem</text:span><text:span text:style-name="T2_44"><text:s/></text:span><text:span text:style-name="T2_45">odcinek</text:span><text:span text:style-name="T2_46"><text:s/></text:span><text:span text:style-name="T2_47">bardzo</text:span><text:span text:style-name="T2_48"><text:s/></text:span><text:span text:style-name="T2_49">mocno</text:span><text:span text:style-name="T2_50"><text:s/></text:span><text:span text:style-name="T2_51">nawiązuje</text:span><text:span text:style-name="T2_52"><text:s/></text:span><text:span text:style-name="T2_53">do</text:span><text:span text:style-name="T2_54"><text:s/></text:span><text:span text:style-name="T2_55">pierwszego</text:span><text:span text:style-name="T2_56"><text:s/></text:span><text:span text:style-name="T2_57">sezonu</text:span><text:span text:style-name="T2_58"><text:s/></text:span><text:span text:style-name="T2_59">i</text:span><text:span text:style-name="T2_60"><text:s/></text:span><text:span text:style-name="T2_61">stara</text:span><text:span text:style-name="T2_62"><text:s/></text:span><text:span text:style-name="T2_63">się</text:span><text:span text:style-name="T2_64"><text:s/></text:span><text:span text:style-name="T2_65">pociągnąć</text:span><text:span text:style-name="T2_66"><text:s/></text:span><text:span text:style-name="T2_67">jeden</text:span><text:span text:style-name="T2_68"><text:s/></text:span><text:span text:style-name="T2_69">niewyjaśniony</text:span><text:span text:style-name="T2_70"><text:s/></text:span><text:span text:style-name="T2_71">wątek</text:span><text:span text:style-name="T2_72">,<text:s/></text:span><text:span text:style-name="T2_73">czyli</text:span><text:span text:style-name="T2_74"><text:s/></text:span><text:span text:style-name="T2_75">co</text:span><text:span text:style-name="T2_76"><text:s/></text:span><text:span text:style-name="T2_77">z</text:span><text:span text:style-name="T2_78"><text:s/></text:span><text:span text:style-name="T2_79">Gildą</text:span><text:span text:style-name="T2_80"><text:s/></text:span><text:span text:style-name="T2_81">i</text:span><text:span text:style-name="T2_82"><text:s/></text:span><text:span text:style-name="T2_83">Rainbow</text:span><text:span text:style-name="T2_84"><text:s/></text:span><text:span text:style-name="T2_85">Dash</text:span><text:span text:style-name="T2_86">.<text:s/></text:span><text:span text:style-name="T2_87">W</text:span><text:span text:style-name="T2_88"><text:s/></text:span><text:span text:style-name="T2_89">poszukiwaniu</text:span><text:span text:style-name="T2_90"><text:s/></text:span><text:span text:style-name="T2_91">odpowiedzi</text:span><text:span text:style-name="T2_92"><text:s/></text:span><text:span text:style-name="T2_93">przenosimy</text:span><text:span text:style-name="T2_94"><text:s/></text:span><text:span text:style-name="T2_95">się</text:span><text:span text:style-name="T2_96"><text:s/></text:span><text:span text:style-name="T2_97">do</text:span><text:span text:style-name="T2_98"><text:s/></text:span><text:span text:style-name="T2_99">stolicy</text:span><text:span text:style-name="T2_100"><text:s/></text:span><text:span text:style-name="T2_101">państwa</text:span><text:span text:style-name="T2_102"><text:s/></text:span><text:span text:style-name="T2_103">gryfów</text:span><text:span text:style-name="T2_104">,<text:s/></text:span><text:span text:style-name="T2_105">która</text:span><text:span text:style-name="T2_106"><text:s/></text:span><text:span text:style-name="T2_107">okazuje</text:span><text:span text:style-name="T2_108"><text:s/></text:span><text:span text:style-name="T2_109">się</text:span><text:span text:style-name="T2_110"><text:s/></text:span><text:span text:style-name="T2_111">wielką</text:span><text:span text:style-name="T2_112"><text:s/></text:span><text:span text:style-name="T2_113">ruiną</text:span><text:span text:style-name="T2_114">.<text:s/></text:span><text:span text:style-name="T2_115">Tutaj</text:span><text:span text:style-name="T2_116"><text:s/></text:span><text:span text:style-name="T2_117">nasuwa</text:span><text:span text:style-name="T2_118"><text:s/></text:span><text:span text:style-name="T2_119">się</text:span><text:span text:style-name="T2_120"><text:s/></text:span><text:span text:style-name="T2_121">pytanie</text:span><text:span text:style-name="T2_122">,<text:s/></text:span><text:span text:style-name="T2_123">czy</text:span><text:span text:style-name="T2_124"><text:s/></text:span><text:span text:style-name="T2_125">pozostałe</text:span><text:span text:style-name="T2_126"><text:s/></text:span><text:span text:style-name="T2_127">miasta</text:span><text:span text:style-name="T2_128"><text:s/></text:span><text:span text:style-name="T2_129">Gryfonii</text:span><text:span text:style-name="T2_130"><text:s/></text:span><text:span text:style-name="T2_131">są</text:span><text:span text:style-name="T2_132"><text:s/></text:span><text:span text:style-name="T2_133">w</text:span><text:span text:style-name="T2_134"><text:s/></text:span><text:span text:style-name="T2_135">takim</text:span><text:span text:style-name="T2_136"><text:s/></text:span><text:span text:style-name="T2_137">samym</text:span><text:span text:style-name="T2_138"><text:s/></text:span><text:span text:style-name="T2_139">stanie</text:span><text:span text:style-name="T2_140">.<text:s/></text:span><text:span text:style-name="T2_141">Jeżeli</text:span><text:span text:style-name="T2_142"><text:s/></text:span><text:span text:style-name="T2_143">tak</text:span><text:span text:style-name="T2_144">,<text:s/></text:span><text:span text:style-name="T2_145">to</text:span><text:span text:style-name="T2_146"><text:s/></text:span><text:span text:style-name="T2_147">jakim</text:span><text:span text:style-name="T2_148"><text:s/></text:span><text:span text:style-name="T2_149">cudem</text:span><text:span text:style-name="T2_150"><text:s/></text:span><text:span text:style-name="T2_151">udało</text:span><text:span text:style-name="T2_152"><text:s/></text:span><text:span text:style-name="T2_153">im</text:span><text:span text:style-name="T2_154"><text:s/></text:span><text:span text:style-name="T2_155">się</text:span><text:span text:style-name="T2_156"><text:s/></text:span><text:span text:style-name="T2_157">wystawić</text:span><text:span text:style-name="T2_158"><text:s/></text:span><text:span text:style-name="T2_159">reprezentację</text:span><text:span text:style-name="T2_160"><text:s/></text:span><text:span text:style-name="T2_161">na</text:span><text:span text:style-name="T2_162"><text:s/></text:span><text:span text:style-name="T2_163">igrzyska</text:span><text:span text:style-name="T2_164">.<text:s/></text:span><text:span text:style-name="T2_165">Tym</text:span><text:span text:style-name="T2_166"><text:s/></text:span><text:span text:style-name="T2_167">bardziej</text:span><text:span text:style-name="T2_168">,<text:s/></text:span><text:span text:style-name="T2_169">jeżeli</text:span><text:span text:style-name="T2_170"><text:s/></text:span><text:span text:style-name="T2_171">wszyscy</text:span><text:span text:style-name="T2_172"><text:s/></text:span><text:span text:style-name="T2_173">jeszcze</text:span><text:span text:style-name="T2_174"><text:s/></text:span><text:span text:style-name="T2_175">są</text:span><text:span text:style-name="T2_176"><text:s/></text:span><text:span text:style-name="T2_177">tak</text:span><text:span text:style-name="T2_178"><text:s/></text:span><text:span text:style-name="T2_179">chciwi</text:span><text:span text:style-name="T2_180">.<text:s/></text:span><text:span text:style-name="T2_181">Wracając</text:span><text:span text:style-name="T2_182"><text:s/></text:span><text:span text:style-name="T2_183">do</text:span><text:span text:style-name="T2_184"><text:s/></text:span><text:span text:style-name="T2_185">odcinka</text:span><text:span text:style-name="T2_186"><text:s/>–<text:s/></text:span><text:span text:style-name="T2_187">w</text:span><text:span text:style-name="T2_188"><text:s/></text:span><text:span text:style-name="T2_189">trakcie</text:span><text:span text:style-name="T2_190"><text:s/></text:span><text:span text:style-name="T2_191">jego</text:span><text:span text:style-name="T2_192"><text:s/></text:span><text:span text:style-name="T2_193">trwania</text:span><text:span text:style-name="T2_194"><text:s/></text:span><text:span text:style-name="T2_195">stopniowo</text:span><text:span text:style-name="T2_196"><text:s/></text:span><text:span text:style-name="T2_197">poznajemy</text:span><text:span text:style-name="T2_198"><text:s/></text:span><text:span text:style-name="T2_199">przeszłość</text:span><text:span text:style-name="T2_200"><text:s/></text:span><text:span text:style-name="T2_201">i</text:span><text:span text:style-name="T2_202"><text:s/></text:span><text:span text:style-name="T2_203">teraźniejszość</text:span><text:span text:style-name="T2_204"><text:s/></text:span><text:span text:style-name="T2_205">państwa</text:span><text:span text:style-name="T2_206"><text:s/></text:span><text:span text:style-name="T2_207">gryfów</text:span><text:span text:style-name="T2_208">.<text:s/></text:span><text:span text:style-name="T2_209">Zaś</text:span><text:span text:style-name="T2_210"><text:s/></text:span><text:span text:style-name="T2_211">na</text:span><text:span text:style-name="T2_212"><text:s/></text:span><text:span text:style-name="T2_213">miejscu</text:span><text:span text:style-name="T2_214"><text:s/></text:span><text:span text:style-name="T2_215">Rainbow</text:span><text:span text:style-name="T2_216"><text:s/></text:span><text:span text:style-name="T2_217">Dash</text:span><text:span text:style-name="T2_218"><text:s/></text:span><text:span text:style-name="T2_219">i</text:span><text:span text:style-name="T2_220"><text:s/></text:span><text:span text:style-name="T2_221">Pinkie</text:span><text:span text:style-name="T2_222"><text:s/></text:span><text:span text:style-name="T2_223">Pie</text:span><text:span text:style-name="T2_224"><text:s/>(</text:span><text:span text:style-name="T2_225">tak</text:span><text:span text:style-name="T2_226">,<text:s/></text:span><text:span text:style-name="T2_227">mapa</text:span><text:span text:style-name="T2_228"><text:s/></text:span><text:span text:style-name="T2_229">wysyła</text:span><text:span text:style-name="T2_230"><text:s/></text:span><text:span text:style-name="T2_231">tylko</text:span><text:span text:style-name="T2_232"><text:s/></text:span><text:span text:style-name="T2_233">ich</text:span><text:span text:style-name="T2_234"><text:s/>–<text:s/></text:span><text:span text:style-name="T2_235">kolejny</text:span><text:span text:style-name="T2_236"><text:s/></text:span><text:span text:style-name="T2_237">mały</text:span><text:span text:style-name="T2_238"><text:s/></text:span><text:span text:style-name="T2_239">plusik</text:span><text:span text:style-name="T2_240">)<text:s/></text:span><text:span text:style-name="T2_241">muszą</text:span><text:span text:style-name="T2_242"><text:s/></text:span><text:span text:style-name="T2_243">wymyślić</text:span><text:span text:style-name="T2_244">,<text:s/></text:span><text:span text:style-name="T2_245">jak</text:span><text:span text:style-name="T2_246"><text:s/></text:span><text:span text:style-name="T2_247">przywrócić</text:span><text:span text:style-name="T2_248"><text:s/></text:span><text:span text:style-name="T2_249">harmonię</text:span><text:span text:style-name="T2_250"><text:s/></text:span><text:span text:style-name="T2_251">między</text:span><text:span text:style-name="T2_252"><text:s/></text:span><text:span text:style-name="T2_253">gryfami</text:span><text:span text:style-name="T2_254">.<text:s/></text:span><text:span text:style-name="T2_255">Pomysł</text:span><text:span text:style-name="T2_256"><text:s/></text:span><text:span text:style-name="T2_257">na</text:span><text:span text:style-name="T2_258"><text:s/></text:span><text:span text:style-name="T2_259">odcinek</text:span><text:span text:style-name="T2_260">,<text:s/></text:span><text:span text:style-name="T2_261">przedstawiony</text:span><text:span text:style-name="T2_262"><text:s/></text:span><text:span text:style-name="T2_263">problem</text:span><text:span text:style-name="T2_264"><text:s/></text:span><text:span text:style-name="T2_265">i</text:span><text:span text:style-name="T2_266"><text:s/></text:span><text:span text:style-name="T2_267">rozwiązanie</text:span><text:span text:style-name="T2_268"><text:s/></text:span><text:span text:style-name="T2_269">może</text:span><text:span text:style-name="T2_270"><text:s/></text:span><text:span text:style-name="T2_271">nie</text:span><text:span text:style-name="T2_272"><text:s/></text:span><text:span text:style-name="T2_273">były</text:span><text:span text:style-name="T2_274"><text:s/></text:span><text:span text:style-name="T2_275">specjalnie</text:span><text:span text:style-name="T2_276"><text:s/></text:span><text:span text:style-name="T2_277">wyszukane</text:span><text:span text:style-name="T2_278">,<text:s/></text:span><text:span text:style-name="T2_279">ale</text:span><text:span text:style-name="T2_280"><text:s/></text:span><text:span text:style-name="T2_281">za</text:span><text:span text:style-name="T2_282"><text:s/></text:span><text:span text:style-name="T2_283">to</text:span><text:span text:style-name="T2_284"><text:s/></text:span><text:span text:style-name="T2_285">zrobione</text:span><text:span text:style-name="T2_286"><text:s/></text:span><text:span text:style-name="T2_287">z</text:span><text:span text:style-name="T2_288"><text:s/></text:span><text:span text:style-name="T2_289">pomysłem</text:span><text:span text:style-name="T2_290">.<text:s/></text:span><text:span text:style-name="T2_291">Klasyczny</text:span><text:span text:style-name="T2_292"><text:s/></text:span><text:span text:style-name="T2_293">dobry</text:span><text:span text:style-name="T2_294"><text:s/></text:span><text:span text:style-name="T2_295">odcinek</text:span><text:span text:style-name="T2_296">.</text:span></text:p>
      <text:p text:style-name="P3"><text:span text:style-name="T3_1">P</text:span><text:span text:style-name="T3_2">.</text:span><text:span text:style-name="T3_3">S</text:span><text:span text:style-name="T3_4"><text:s/></text:span><text:span text:style-name="T3_5">Gummy</text:span><text:span text:style-name="T3_6"><text:s/></text:span><text:span text:style-name="T3_7">zniszczył</text:span><text:span text:style-name="T3_8"><text:s/></text:span><text:span text:style-name="T3_9">system</text:span><text:span text:style-name="T3_10"><text:s/>:).</text:span></text:p>
      <text:p text:style-name="P4"/>
      <text:p text:style-name="P5"><text:span text:style-name="T5_1">SPIDI</text:span></text:p>
      <text:p text:style-name="P6"/>
      <text:p text:style-name="P7"><text:span text:style-name="T7_1">Odcinek</text:span><text:span text:style-name="T7_2"><text:s/></text:span><text:span text:style-name="T7_3">bardzo</text:span><text:span text:style-name="T7_4"><text:s/></text:span><text:span text:style-name="T7_5">dobry</text:span><text:span text:style-name="T7_6">,<text:s/></text:span><text:span text:style-name="T7_7">choć</text:span><text:span text:style-name="T7_8"><text:s/></text:span><text:span text:style-name="T7_9">warto</text:span><text:span text:style-name="T7_10"><text:s/></text:span><text:span text:style-name="T7_11">go</text:span><text:span text:style-name="T7_12"><text:s/></text:span><text:span text:style-name="T7_13">obejrzeć</text:span><text:span text:style-name="T7_14"><text:s/></text:span><text:span text:style-name="T7_15">dwa</text:span><text:span text:style-name="T7_16"><text:s/></text:span><text:span text:style-name="T7_17">razy</text:span><text:span text:style-name="T7_18">,<text:s/></text:span><text:span text:style-name="T7_19">aby</text:span><text:span text:style-name="T7_20"><text:s/></text:span><text:span text:style-name="T7_21">wychwycić</text:span><text:span text:style-name="T7_22"><text:s/></text:span><text:span text:style-name="T7_23">wszystkie</text:span><text:span text:style-name="T7_24"><text:s/></text:span><text:span text:style-name="T7_25">niuanse</text:span><text:span text:style-name="T7_26">.<text:s/></text:span><text:span text:style-name="T7_27">Śmieszny</text:span><text:span text:style-name="T7_28">,<text:s/></text:span><text:span text:style-name="T7_29">ale</text:span><text:span text:style-name="T7_30"><text:s/></text:span><text:span text:style-name="T7_31">i</text:span><text:span text:style-name="T7_32"><text:s/></text:span><text:span text:style-name="T7_33">mądry</text:span><text:span text:style-name="T7_34">.<text:s/></text:span><text:span text:style-name="T7_35">Bardzo</text:span><text:span text:style-name="T7_36"><text:s/></text:span><text:span text:style-name="T7_37">podobała</text:span><text:span text:style-name="T7_38"><text:s/></text:span><text:span text:style-name="T7_39">mi</text:span><text:span text:style-name="T7_40"><text:s/></text:span><text:span text:style-name="T7_41">się</text:span><text:span text:style-name="T7_42"><text:s/></text:span><text:span text:style-name="T7_43">nowa</text:span><text:span text:style-name="T7_44"><text:s/></text:span><text:span text:style-name="T7_45">społeczność</text:span><text:span text:style-name="T7_46">,<text:s/></text:span><text:span text:style-name="T7_47">inspirowana</text:span><text:span text:style-name="T7_48"><text:s/></text:span><text:span text:style-name="T7_49">kilkoma</text:span><text:span text:style-name="T7_50"><text:s/></text:span><text:span text:style-name="T7_51">ciekawymi</text:span><text:span text:style-name="T7_52"><text:s/></text:span><text:span text:style-name="T7_53">kulturami</text:span><text:span text:style-name="T7_54">.<text:s/></text:span><text:span text:style-name="T7_55">Doceniam</text:span><text:span text:style-name="T7_56"><text:s/></text:span><text:span text:style-name="T7_57">też</text:span><text:span text:style-name="T7_58"><text:s/></text:span><text:span text:style-name="T7_59">podteksty</text:span><text:span text:style-name="T7_60"><text:s/></text:span><text:span text:style-name="T7_61">oraz</text:span><text:span text:style-name="T7_62"><text:s/></text:span><text:span text:style-name="T7_63">wyciskacz</text:span><text:span text:style-name="T7_64"><text:s/></text:span><text:span text:style-name="T7_65">łez</text:span><text:span text:style-name="T7_66"><text:s/></text:span><text:span text:style-name="T7_67">w</text:span><text:span text:style-name="T7_68"><text:s/></text:span><text:span text:style-name="T7_69">postaci</text:span><text:span text:style-name="T7_70"><text:s/></text:span><text:span text:style-name="T7_71">wspomnień</text:span><text:span text:style-name="T7_72"><text:s/></text:span><text:span text:style-name="T7_73">Gildy</text:span><text:span text:style-name="T7_74">.<text:s/></text:span><text:span text:style-name="T7_75">Jedynie</text:span><text:span text:style-name="T7_76"><text:s/></text:span><text:span text:style-name="T7_77">w</text:span><text:span text:style-name="T7_78"><text:s/></text:span><text:span text:style-name="T7_79">kanionie</text:span><text:span text:style-name="T7_80"><text:s/></text:span><text:span text:style-name="T7_81">działo</text:span><text:span text:style-name="T7_82"><text:s/></text:span><text:span text:style-name="T7_83">się</text:span><text:span text:style-name="T7_84"><text:s/></text:span><text:span text:style-name="T7_85">kilka</text:span><text:span text:style-name="T7_86"><text:s/></text:span><text:span text:style-name="T7_87">głupich</text:span><text:span text:style-name="T7_88"><text:s/></text:span><text:span text:style-name="T7_89">rzeczy</text:span><text:span text:style-name="T7_90">,<text:s/></text:span><text:span text:style-name="T7_91">ale</text:span><text:span text:style-name="T7_92"><text:s/></text:span><text:span text:style-name="T7_93">nie</text:span><text:span text:style-name="T7_94"><text:s/></text:span><text:span text:style-name="T7_95">przeszkadzało</text:span><text:span text:style-name="T7_96"><text:s/></text:span><text:span text:style-name="T7_97">to</text:span><text:span text:style-name="T7_98"><text:s/></text:span><text:span text:style-name="T7_99">za</text:span><text:span text:style-name="T7_100"><text:s/></text:span><text:span text:style-name="T7_101">bardzo</text:span><text:span text:style-name="T7_102">.</text:span></text:p>
      <text:p text:style-name="P8"/>
      <text:p text:style-name="P9"><text:span text:style-name="T9_1">aTOM</text:span></text:p>
      <text:p text:style-name="P10"><text:span text:style-name="T10_1">I</text:span><text:span text:style-name="T10_2"><text:s/></text:span><text:span text:style-name="T10_3">oto</text:span><text:span text:style-name="T10_4"><text:s/></text:span><text:span text:style-name="T10_5">legły</text:span><text:span text:style-name="T10_6"><text:s/></text:span><text:span text:style-name="T10_7">wszystkie</text:span><text:span text:style-name="T10_8"><text:s/></text:span><text:span text:style-name="T10_9">wyobrażenia</text:span><text:span text:style-name="T10_10"><text:s/></text:span><text:span text:style-name="T10_11">fanów</text:span><text:span text:style-name="T10_12"><text:s/></text:span><text:span text:style-name="T10_13">na</text:span><text:span text:style-name="T10_14"><text:s/></text:span><text:span text:style-name="T10_15">temat</text:span><text:span text:style-name="T10_16"><text:s/></text:span><text:span text:style-name="T10_17">tego</text:span><text:span text:style-name="T10_18">,<text:s/></text:span><text:span text:style-name="T10_19">że</text:span><text:span text:style-name="T10_20"><text:s/></text:span><text:span text:style-name="T10_21">królestwo</text:span><text:span text:style-name="T10_22"><text:s/></text:span><text:span text:style-name="T10_23">gryfów</text:span><text:span text:style-name="T10_24"><text:s/></text:span><text:span text:style-name="T10_25">to</text:span><text:span text:style-name="T10_26"><text:s/></text:span><text:span text:style-name="T10_27">potęga</text:span><text:span text:style-name="T10_28"><text:s/></text:span><text:span text:style-name="T10_29">militarna</text:span><text:span text:style-name="T10_30"><text:s/></text:span><text:span text:style-name="T10_31">i</text:span><text:span text:style-name="T10_32"><text:s/></text:span><text:span text:style-name="T10_33">gospodarcza</text:span><text:span text:style-name="T10_34">.<text:s/></text:span><text:span text:style-name="T10_35">A</text:span><text:span text:style-name="T10_36"><text:s/></text:span><text:span text:style-name="T10_37">nawet</text:span><text:span text:style-name="T10_38"><text:s/></text:span><text:span text:style-name="T10_39">jeśli</text:span><text:span text:style-name="T10_40"><text:s/></text:span><text:span text:style-name="T10_41">ten</text:span><text:span text:style-name="T10_42"><text:s/></text:span><text:span text:style-name="T10_43">upadek</text:span><text:span text:style-name="T10_44"><text:s/></text:span><text:span text:style-name="T10_45">dotyczył</text:span><text:span text:style-name="T10_46"><text:s/></text:span><text:span text:style-name="T10_47">tylko</text:span><text:span text:style-name="T10_48"><text:s/></text:span><text:span text:style-name="T10_49">małej</text:span><text:span text:style-name="T10_50">,<text:s/></text:span><text:span text:style-name="T10_51">pechowej</text:span><text:span text:style-name="T10_52"><text:s/></text:span><text:span text:style-name="T10_53">części</text:span><text:span text:style-name="T10_54"><text:s/></text:span><text:span text:style-name="T10_55">ich</text:span><text:span text:style-name="T10_56"><text:s/></text:span><text:span text:style-name="T10_57">społeczeństwa</text:span><text:span text:style-name="T10_58">,<text:s/></text:span><text:span text:style-name="T10_59">miło</text:span><text:span text:style-name="T10_60"><text:s/></text:span><text:span text:style-name="T10_61">było</text:span><text:span text:style-name="T10_62"><text:s/></text:span><text:span text:style-name="T10_63">zobaczyć</text:span><text:span text:style-name="T10_64"><text:s/></text:span><text:span text:style-name="T10_65">taki</text:span><text:span text:style-name="T10_66"><text:s/></text:span><text:span text:style-name="T10_67">zabieg</text:span><text:span text:style-name="T10_68"><text:s/></text:span><text:span text:style-name="T10_69">i</text:span><text:span text:style-name="T10_70"><text:s/></text:span><text:span text:style-name="T10_71">ostatecznie</text:span><text:span text:style-name="T10_72"><text:s/></text:span><text:span text:style-name="T10_73">przekonać</text:span><text:span text:style-name="T10_74"><text:s/></text:span><text:span text:style-name="T10_75">się</text:span><text:span text:style-name="T10_76">,<text:s/></text:span><text:span text:style-name="T10_77">że</text:span><text:span text:style-name="T10_78"><text:s/></text:span><text:span text:style-name="T10_79">nie</text:span><text:span text:style-name="T10_80"><text:s/></text:span><text:span text:style-name="T10_81">wszystko</text:span><text:span text:style-name="T10_82"><text:s/></text:span><text:span text:style-name="T10_83">w</text:span><text:span text:style-name="T10_84"><text:s/></text:span><text:span text:style-name="T10_85">Equestrii</text:span><text:span text:style-name="T10_86"><text:s/></text:span><text:span text:style-name="T10_87">jest</text:span><text:span text:style-name="T10_88"><text:s/></text:span><text:span text:style-name="T10_89">cukierkowe</text:span><text:span text:style-name="T10_90">.<text:s/></text:span><text:span text:style-name="T10_91">Na</text:span><text:span text:style-name="T10_92"><text:s/></text:span><text:span text:style-name="T10_93">plus</text:span><text:span text:style-name="T10_94"><text:s/></text:span><text:span text:style-name="T10_95">liczy</text:span><text:span text:style-name="T10_96"><text:s/></text:span><text:span text:style-name="T10_97">się</text:span><text:span text:style-name="T10_98"><text:s/></text:span><text:span text:style-name="T10_99">też</text:span><text:span text:style-name="T10_100"><text:s/></text:span><text:span text:style-name="T10_101">powrót</text:span><text:span text:style-name="T10_102"><text:s/></text:span><text:span text:style-name="T10_103">questów</text:span><text:span text:style-name="T10_104"><text:s/></text:span><text:span text:style-name="T10_105">z</text:span><text:span text:style-name="T10_106"><text:s/></text:span><text:span text:style-name="T10_107">mapy</text:span><text:span text:style-name="T10_108">,<text:s/></text:span><text:span text:style-name="T10_109">historia</text:span><text:span text:style-name="T10_110"><text:s/></text:span><text:span text:style-name="T10_111">Gildy</text:span><text:span text:style-name="T10_112">,<text:s/></text:span><text:span text:style-name="T10_113">cyklop</text:span><text:span text:style-name="T10_114">,<text:s/></text:span><text:span text:style-name="T10_115">no</text:span><text:span text:style-name="T10_116"><text:s/></text:span><text:span text:style-name="T10_117">i</text:span><text:span text:style-name="T10_118"><text:s/></text:span><text:span text:style-name="T10_119">shipping</text:span><text:span text:style-name="T10_120"><text:s/></text:span><text:span text:style-name="T10_121">PinkiexPosąg</text:span><text:span text:style-name="T10_122">,<text:s/></text:span><text:span text:style-name="T10_123">który</text:span><text:span text:style-name="T10_124"><text:s/></text:span><text:span text:style-name="T10_125">mnie</text:span><text:span text:style-name="T10_126"><text:s/></text:span><text:span text:style-name="T10_127">po</text:span><text:span text:style-name="T10_128"><text:s/></text:span><text:span text:style-name="T10_129">prostu</text:span><text:span text:style-name="T10_130"><text:s/></text:span><text:span text:style-name="T10_131">zmiażdżył</text:span><text:span text:style-name="T10_132">.</text:span></text:p>
      <text:p text:style-name="P11"/>
      <text:p text:style-name="P12"><text:span text:style-name="T12_1">Zodiak</text:span></text:p>
      <text:p text:style-name="P13"><text:span text:style-name="T13_1">Jeżeli</text:span><text:span text:style-name="T13_2"><text:s/></text:span><text:span text:style-name="T13_3">jest</text:span><text:span text:style-name="T13_4"><text:s/></text:span><text:span text:style-name="T13_5">coś</text:span><text:span text:style-name="T13_6">,<text:s/></text:span><text:span text:style-name="T13_7">co</text:span><text:span text:style-name="T13_8"><text:s/></text:span><text:span text:style-name="T13_9">lubię</text:span><text:span text:style-name="T13_10"><text:s/></text:span><text:span text:style-name="T13_11">bardziej</text:span><text:span text:style-name="T13_12"><text:s/></text:span><text:span text:style-name="T13_13">od</text:span><text:span text:style-name="T13_14"><text:s/></text:span><text:span text:style-name="T13_15">zebr</text:span><text:span text:style-name="T13_16">,<text:s/></text:span><text:span text:style-name="T13_17">to</text:span><text:span text:style-name="T13_18"><text:s/></text:span><text:span text:style-name="T13_19">tym</text:span><text:span text:style-name="T13_20"><text:s/></text:span><text:span text:style-name="T13_21">czymś</text:span><text:span text:style-name="T13_22"><text:s/></text:span><text:span text:style-name="T13_23">są</text:span><text:span text:style-name="T13_24"><text:s/></text:span><text:span text:style-name="T13_25">gryfy</text:span><text:span text:style-name="T13_26">.<text:s/></text:span><text:span text:style-name="T13_27">A</text:span><text:span text:style-name="T13_28"><text:s/></text:span><text:span text:style-name="T13_29">ten</text:span><text:span text:style-name="T13_30"><text:s/></text:span><text:span text:style-name="T13_31">odcinek</text:span><text:span text:style-name="T13_32">…<text:s/></text:span><text:span text:style-name="T13_33">cóż</text:span><text:span text:style-name="T13_34">,<text:s/></text:span><text:span text:style-name="T13_35">podobał</text:span><text:span text:style-name="T13_36"><text:s/></text:span><text:span text:style-name="T13_37">mi</text:span><text:span text:style-name="T13_38"><text:s/></text:span><text:span text:style-name="T13_39">się</text:span><text:span text:style-name="T13_40">.<text:s/></text:span><text:span text:style-name="T13_41">Przedstawione</text:span><text:span text:style-name="T13_42"><text:s/></text:span><text:span text:style-name="T13_43">zostało</text:span><text:span text:style-name="T13_44"><text:s/></text:span><text:span text:style-name="T13_45">społeczeństwo</text:span><text:span text:style-name="T13_46"><text:s/></text:span><text:span text:style-name="T13_47">żydo</text:span><text:span text:style-name="T13_48">-</text:span><text:span text:style-name="T13_49">szkotów</text:span><text:span text:style-name="T13_50">,<text:s/></text:span><text:span text:style-name="T13_51">żyjące</text:span><text:span text:style-name="T13_52"><text:s/></text:span><text:span text:style-name="T13_53">w</text:span><text:span text:style-name="T13_54"><text:s/></text:span><text:span text:style-name="T13_55">zrujnowanej</text:span><text:span text:style-name="T13_56">,<text:s/></text:span><text:span text:style-name="T13_57">zapadniętej</text:span><text:span text:style-name="T13_58"><text:s/></text:span><text:span text:style-name="T13_59">dziurze</text:span><text:span text:style-name="T13_60">.<text:s/></text:span><text:span text:style-name="T13_61">Wydaje</text:span><text:span text:style-name="T13_62"><text:s/></text:span><text:span text:style-name="T13_63">się</text:span><text:span text:style-name="T13_64">,<text:s/></text:span><text:span text:style-name="T13_65">że</text:span><text:span text:style-name="T13_66"><text:s/></text:span><text:span text:style-name="T13_67">na</text:span><text:span text:style-name="T13_68"><text:s/></text:span><text:span text:style-name="T13_69">przekór</text:span><text:span text:style-name="T13_70"><text:s/></text:span><text:span text:style-name="T13_71">wszelkim</text:span><text:span text:style-name="T13_72"><text:s/></text:span><text:span text:style-name="T13_73">fandomowym</text:span><text:span text:style-name="T13_74"><text:s/></text:span><text:span text:style-name="T13_75">wyobrażeniom</text:span><text:span text:style-name="T13_76"><text:s/></text:span><text:span text:style-name="T13_77">na</text:span><text:span text:style-name="T13_78"><text:s/></text:span><text:span text:style-name="T13_79">temat</text:span><text:span text:style-name="T13_80"><text:s/></text:span><text:span text:style-name="T13_81">tej</text:span><text:span text:style-name="T13_82"><text:s/></text:span><text:span text:style-name="T13_83">rasy</text:span><text:span text:style-name="T13_84">.<text:s/></text:span><text:span text:style-name="T13_85">Ja</text:span><text:span text:style-name="T13_86"><text:s/></text:span><text:span text:style-name="T13_87">się</text:span><text:span text:style-name="T13_88"><text:s/></text:span><text:span text:style-name="T13_89">jednak</text:span><text:span text:style-name="T13_90"><text:s/></text:span><text:span text:style-name="T13_91">nie</text:span><text:span text:style-name="T13_92"><text:s/></text:span><text:span text:style-name="T13_93">zraziłem</text:span><text:span text:style-name="T13_94">,<text:s/></text:span><text:span text:style-name="T13_95">jestem</text:span><text:span text:style-name="T13_96"><text:s/></text:span><text:span text:style-name="T13_97">wdzięczny</text:span><text:span text:style-name="T13_98"><text:s/></text:span><text:span text:style-name="T13_99">za</text:span><text:span text:style-name="T13_100"><text:s/></text:span><text:span text:style-name="T13_101">jakikolwiek</text:span><text:span text:style-name="T13_102"><text:s/></text:span><text:span text:style-name="T13_103">czas</text:span><text:span text:style-name="T13_104"><text:s/></text:span><text:span text:style-name="T13_105">antenowy</text:span><text:span text:style-name="T13_106"><text:s/></text:span><text:span text:style-name="T13_107">poświęcony</text:span><text:span text:style-name="T13_108"><text:s/></text:span><text:span text:style-name="T13_109">tym</text:span><text:span text:style-name="T13_110"><text:s/></text:span><text:span text:style-name="T13_111">zacnym</text:span><text:span text:style-name="T13_112"><text:s/></text:span><text:span text:style-name="T13_113">chimerom</text:span><text:span text:style-name="T13_114">.<text:s/></text:span><text:span text:style-name="T13_115">Za</text:span><text:span text:style-name="T13_116"><text:s/></text:span><text:span text:style-name="T13_117">fajnie</text:span><text:span text:style-name="T13_118"><text:s/></text:span><text:span text:style-name="T13_119">by</text:span><text:span text:style-name="T13_120"><text:s/></text:span><text:span text:style-name="T13_121">jednak</text:span><text:span text:style-name="T13_122"><text:s/></text:span><text:span text:style-name="T13_123">było</text:span><text:span text:style-name="T13_124">,<text:s/></text:span><text:span text:style-name="T13_125">gdyby</text:span><text:span text:style-name="T13_126"><text:s/></text:span><text:span text:style-name="T13_127">odcinek</text:span><text:span text:style-name="T13_128"><text:s/></text:span><text:span text:style-name="T13_129">był</text:span><text:span text:style-name="T13_130"><text:s/></text:span><text:span text:style-name="T13_131">tylko</text:span><text:span text:style-name="T13_132"><text:s/></text:span><text:span text:style-name="T13_133">o</text:span><text:span text:style-name="T13_134"><text:s/></text:span><text:span text:style-name="T13_135">gryfach</text:span><text:span text:style-name="T13_136">,<text:s/></text:span><text:span text:style-name="T13_137">kucyki</text:span><text:span text:style-name="T13_138"><text:s/></text:span><text:span text:style-name="T13_139">też</text:span><text:span text:style-name="T13_140"><text:s/></text:span><text:span text:style-name="T13_141">się</text:span><text:span text:style-name="T13_142"><text:s/></text:span><text:span text:style-name="T13_143">pojawić</text:span><text:span text:style-name="T13_144"><text:s/></text:span><text:span text:style-name="T13_145">musiały</text:span><text:span text:style-name="T13_146">.<text:s/></text:span><text:span text:style-name="T13_147">Pinkie</text:span><text:span text:style-name="T13_148"><text:s/></text:span><text:span text:style-name="T13_149">Pie</text:span><text:span text:style-name="T13_150"><text:s/></text:span><text:span text:style-name="T13_151">i</text:span><text:span text:style-name="T13_152"><text:s/></text:span><text:span text:style-name="T13_153">Rainbow</text:span><text:span text:style-name="T13_154"><text:s/></text:span><text:span text:style-name="T13_155">Dash</text:span><text:span text:style-name="T13_156"><text:s/></text:span><text:span text:style-name="T13_157">są</text:span><text:span text:style-name="T13_158"><text:s/></text:span><text:span text:style-name="T13_159">głównymi</text:span><text:span text:style-name="T13_160"><text:s/></text:span><text:span text:style-name="T13_161">bohaterkami</text:span><text:span text:style-name="T13_162">,<text:s/></text:span><text:span text:style-name="T13_163">co</text:span><text:span text:style-name="T13_164"><text:s/></text:span><text:span text:style-name="T13_165">akurat</text:span><text:span text:style-name="T13_166"><text:s/></text:span><text:span text:style-name="T13_167">mi</text:span><text:span text:style-name="T13_168"><text:s/></text:span><text:span text:style-name="T13_169">się</text:span><text:span text:style-name="T13_170"><text:s/></text:span><text:span text:style-name="T13_171">nie</text:span><text:span text:style-name="T13_172"><text:s/></text:span><text:span text:style-name="T13_173">podobało</text:span><text:span text:style-name="T13_174">,<text:s/></text:span><text:span text:style-name="T13_175">bo</text:span><text:span text:style-name="T13_176"><text:s/></text:span><text:span text:style-name="T13_177">obydwu</text:span><text:span text:style-name="T13_178"><text:s/></text:span><text:span text:style-name="T13_179">nie</text:span><text:span text:style-name="T13_180"><text:s/></text:span><text:span text:style-name="T13_181">cierpię</text:span><text:span text:style-name="T13_182">.<text:s/></text:span><text:span text:style-name="T13_183">Do</text:span><text:span text:style-name="T13_184"><text:s/></text:span><text:span text:style-name="T13_185">tego</text:span><text:span text:style-name="T13_186"><text:s/></text:span><text:span text:style-name="T13_187">doszła</text:span><text:span text:style-name="T13_188"><text:s/></text:span><text:span text:style-name="T13_189">Gilda</text:span><text:span text:style-name="T13_190"><text:s/></text:span><text:span text:style-name="T13_191">i</text:span><text:span text:style-name="T13_192"><text:s/></text:span><text:span text:style-name="T13_193">jej</text:span><text:span text:style-name="T13_194"><text:s/></text:span><text:span text:style-name="T13_195">historia</text:span><text:span text:style-name="T13_196">.<text:s/></text:span><text:span text:style-name="T13_197">Tu</text:span><text:span text:style-name="T13_198"><text:s/></text:span><text:span text:style-name="T13_199">się</text:span><text:span text:style-name="T13_200"><text:s/></text:span><text:span text:style-name="T13_201">zatrzymam</text:span><text:span text:style-name="T13_202">,<text:s/></text:span><text:span text:style-name="T13_203">bo</text:span><text:span text:style-name="T13_204"><text:s/></text:span><text:span text:style-name="T13_205">szczerze</text:span><text:span text:style-name="T13_206">,<text:s/></text:span><text:span text:style-name="T13_207">to</text:span><text:span text:style-name="T13_208"><text:s/></text:span><text:span text:style-name="T13_209">mnie</text:span><text:span text:style-name="T13_210"><text:s/></text:span><text:span text:style-name="T13_211">krew</text:span><text:span text:style-name="T13_212"><text:s/></text:span><text:span text:style-name="T13_213">zalała</text:span><text:span text:style-name="T13_214">,<text:s/></text:span><text:span text:style-name="T13_215">jak</text:span><text:span text:style-name="T13_216"><text:s/></text:span><text:span text:style-name="T13_217">to</text:span><text:span text:style-name="T13_218"><text:s/></text:span><text:span text:style-name="T13_219">zobaczyłem</text:span><text:span text:style-name="T13_220">.<text:s/></text:span><text:span text:style-name="T13_221">Gilda</text:span><text:span text:style-name="T13_222">,<text:s/></text:span><text:span text:style-name="T13_223">oczywiście</text:span><text:span text:style-name="T13_224">,<text:s/></text:span><text:span text:style-name="T13_225">była</text:span><text:span text:style-name="T13_226"><text:s/></text:span><text:span text:style-name="T13_227">introwertyczna</text:span><text:span text:style-name="T13_228"><text:s/></text:span><text:span text:style-name="T13_229">i</text:span><text:span text:style-name="T13_230"><text:s/></text:span><text:span text:style-name="T13_231">strachliwa</text:span><text:span text:style-name="T13_232">,<text:s/></text:span><text:span text:style-name="T13_233">a</text:span><text:span text:style-name="T13_234"><text:s/></text:span><text:span text:style-name="T13_235">Rainbow</text:span><text:span text:style-name="T13_236">,<text:s/></text:span><text:span text:style-name="T13_237">oczywiście</text:span><text:span text:style-name="T13_238">,<text:s/></text:span><text:span text:style-name="T13_239">ją</text:span><text:span text:style-name="T13_240"><text:s/></text:span><text:span text:style-name="T13_241">obroniła</text:span><text:span text:style-name="T13_242"><text:s/></text:span><text:span text:style-name="T13_243">i</text:span><text:span text:style-name="T13_244">…<text:s/></text:span><text:span text:style-name="T13_245">Nie</text:span><text:span text:style-name="T13_246">,<text:s/></text:span><text:span text:style-name="T13_247">nie</text:span><text:span text:style-name="T13_248"><text:s/></text:span><text:span text:style-name="T13_249">mogę</text:span><text:span text:style-name="T13_250"><text:s/></text:span><text:span text:style-name="T13_251">już</text:span><text:span text:style-name="T13_252"><text:s/></text:span><text:span text:style-name="T13_253">o</text:span><text:span text:style-name="T13_254"><text:s/></text:span><text:span text:style-name="T13_255">tym</text:span><text:span text:style-name="T13_256">,<text:s/></text:span><text:span text:style-name="T13_257">idźmy</text:span><text:span text:style-name="T13_258"><text:s/></text:span><text:span text:style-name="T13_259">dalej</text:span><text:span text:style-name="T13_260">.<text:s/></text:span><text:span text:style-name="T13_261">Fabuła</text:span><text:span text:style-name="T13_262"><text:s/></text:span><text:span text:style-name="T13_263">typowa</text:span><text:span text:style-name="T13_264"><text:s/></text:span><text:span text:style-name="T13_265">dla</text:span><text:span text:style-name="T13_266"><text:s/></text:span><text:span text:style-name="T13_267">tego</text:span><text:span text:style-name="T13_268"><text:s/></text:span><text:span text:style-name="T13_269">serialu</text:span><text:span text:style-name="T13_270">,<text:s/></text:span><text:span text:style-name="T13_271">plus</text:span><text:span text:style-name="T13_272"><text:s/></text:span><text:span text:style-name="T13_273">motyw</text:span><text:span text:style-name="T13_274"><text:s/></text:span><text:span text:style-name="T13_275">mapy</text:span><text:span text:style-name="T13_276">.<text:s/></text:span><text:span text:style-name="T13_277">Historia</text:span><text:span text:style-name="T13_278"><text:s/></text:span><text:span text:style-name="T13_279">Griffinstone</text:span><text:span text:style-name="T13_280"><text:s/></text:span><text:span text:style-name="T13_281">była</text:span><text:span text:style-name="T13_282"><text:s/></text:span><text:span text:style-name="T13_283">dość</text:span><text:span text:style-name="T13_284"><text:s/></text:span><text:span text:style-name="T13_285">ciekawa</text:span><text:span text:style-name="T13_286">,<text:s/></text:span><text:span text:style-name="T13_287">mimo</text:span><text:span text:style-name="T13_288"><text:s/></text:span><text:span text:style-name="T13_289">że</text:span><text:span text:style-name="T13_290"><text:s/></text:span><text:span text:style-name="T13_291">niezbyt</text:span><text:span text:style-name="T13_292"><text:s/></text:span><text:span text:style-name="T13_293">zaskakująca</text:span><text:span text:style-name="T13_294">.<text:s/></text:span><text:span text:style-name="T13_295">A</text:span><text:span text:style-name="T13_296"><text:s/></text:span><text:span text:style-name="T13_297">potem</text:span><text:span text:style-name="T13_298">?<text:s/></text:span><text:span text:style-name="T13_299">Przyjaźń</text:span><text:span text:style-name="T13_300"><text:s/></text:span><text:span text:style-name="T13_301">to</text:span><text:span text:style-name="T13_302"><text:s/></text:span><text:span text:style-name="T13_303">magia</text:span><text:span text:style-name="T13_304">,<text:s/></text:span><text:span text:style-name="T13_305">jak</text:span><text:span text:style-name="T13_306"><text:s/></text:span><text:span text:style-name="T13_307">zwykle</text:span><text:span text:style-name="T13_308">.<text:s/></text:span><text:span text:style-name="T13_309">Gilda</text:span><text:span text:style-name="T13_310"><text:s/></text:span><text:span text:style-name="T13_311">nawraca</text:span><text:span text:style-name="T13_312"><text:s/></text:span><text:span text:style-name="T13_313">się</text:span><text:span text:style-name="T13_314"><text:s/></text:span><text:span text:style-name="T13_315">na</text:span><text:span text:style-name="T13_316"><text:s/></text:span><text:span text:style-name="T13_317">jasną</text:span><text:span text:style-name="T13_318"><text:s/></text:span><text:span text:style-name="T13_319">stronę</text:span><text:span text:style-name="T13_320"><text:s/></text:span><text:span text:style-name="T13_321">mocy</text:span><text:span text:style-name="T13_322">,<text:s/></text:span><text:span text:style-name="T13_323">przy</text:span><text:span text:style-name="T13_324"><text:s/></text:span><text:span text:style-name="T13_325">czym</text:span><text:span text:style-name="T13_326"><text:s/></text:span><text:span text:style-name="T13_327">towarzyszy</text:span><text:span text:style-name="T13_328"><text:s/></text:span><text:span text:style-name="T13_329">temu</text:span><text:span text:style-name="T13_330"><text:s/></text:span><text:span text:style-name="T13_331">rozczulający</text:span><text:span text:style-name="T13_332"><text:s/></text:span><text:span text:style-name="T13_333">uścisk</text:span><text:span text:style-name="T13_334"><text:s/></text:span><text:span text:style-name="T13_335">i</text:span><text:span text:style-name="T13_336"><text:s/></text:span><text:span text:style-name="T13_337">pogodzenie</text:span><text:span text:style-name="T13_338"><text:s/></text:span><text:span text:style-name="T13_339">z</text:span><text:span text:style-name="T13_340"><text:s/></text:span><text:span text:style-name="T13_341">RD</text:span><text:span text:style-name="T13_342"><text:s/></text:span><text:span text:style-name="T13_343">i</text:span><text:span text:style-name="T13_344"><text:s/></text:span><text:span text:style-name="T13_345">Pinkie</text:span><text:span text:style-name="T13_346">…<text:s/></text:span><text:span text:style-name="T13_347"><office:annotation><dc:creator/><text:p text:style-name="P14"><text:span text:style-name="T14_1">Musiałem</text:span><text:span text:style-name="T14_2">.<text:s/></text:span><text:span text:style-name="T14_3">I</text:span><text:span text:style-name="T14_4"><text:s/></text:span><text:span text:style-name="T14_5">regret</text:span><text:span text:style-name="T14_6"><text:s/></text:span><text:span text:style-name="T14_7">nothing</text:span><text:span text:style-name="T14_8">.</text:span></text:p><text:p text:style-name="P15"><text:span text:style-name="T15_1">https</text:span><text:span text:style-name="T15_2">://</text:span><text:span text:style-name="T15_3">drive</text:span><text:span text:style-name="T15_4">.</text:span><text:span text:style-name="T15_5">google</text:span><text:span text:style-name="T15_6">.</text:span><text:span text:style-name="T15_7">com</text:span><text:span text:style-name="T15_8">/</text:span><text:span text:style-name="T15_9">file</text:span><text:span text:style-name="T15_10">/</text:span><text:span text:style-name="T15_11">d</text:span><text:span text:style-name="T15_12">/0</text:span><text:span text:style-name="T15_13">BwuY</text:span><text:span text:style-name="T15_14">2</text:span><text:span text:style-name="T15_15">Li</text:span><text:span text:style-name="T15_16">77</text:span><text:span text:style-name="T15_17">zxbUkgzXzRMMzJkcWc</text:span><text:span text:style-name="T15_18">/</text:span><text:span text:style-name="T15_19">view</text:span><text:span text:style-name="T15_20">?</text:span><text:span text:style-name="T15_21">usp</text:span><text:span text:style-name="T15_22">=</text:span><text:span text:style-name="T15_23">sharing</text:span></text:p></office:annotation></text:span><text:span text:style-name="T15_24">Aha</text:span><text:span text:style-name="T15_25">,<text:s/></text:span><text:span text:style-name="T15_26">i</text:span><text:span text:style-name="T15_27"><text:s/></text:span><text:span text:style-name="T15_28">proszek</text:span><text:span text:style-name="T15_29"><text:s/></text:span><text:span text:style-name="T15_30">do</text:span><text:span text:style-name="T15_31"><text:s/></text:span><text:span text:style-name="T15_32">pieczenia</text:span><text:span text:style-name="T15_33"><text:s/></text:span><text:span text:style-name="T15_34">jest</text:span><text:span text:style-name="T15_35"><text:s/></text:span><text:span text:style-name="T15_36">kluczem</text:span><text:span text:style-name="T15_37"><text:s/></text:span><text:span text:style-name="T15_38">do</text:span><text:span text:style-name="T15_39"><text:s/></text:span><text:span text:style-name="T15_40">rozwiązania</text:span><text:span text:style-name="T15_41"><text:s/></text:span><text:span text:style-name="T15_42">każdego</text:span><text:span text:style-name="T15_43"><text:s/></text:span><text:span text:style-name="T15_44">problemu</text:span><text:span text:style-name="T15_45">.<text:s/></text:span><text:span text:style-name="T15_46">Czyli</text:span><text:span text:style-name="T15_47"><text:s/></text:span><text:span text:style-name="T15_48">tak</text:span><text:span text:style-name="T15_49"><text:s/>–<text:s/></text:span><text:span text:style-name="T15_50">gryfy</text:span><text:span text:style-name="T15_51"><text:s/></text:span><text:span text:style-name="T15_52">i</text:span><text:span text:style-name="T15_53"><text:s/></text:span><text:span text:style-name="T15_54">Griffinstone</text:span><text:span text:style-name="T15_55"><text:s/></text:span><text:span text:style-name="T15_56">na</text:span><text:span text:style-name="T15_57"><text:s/></text:span><text:span text:style-name="T15_58">plus</text:span><text:span text:style-name="T15_59">,<text:s/></text:span><text:span text:style-name="T15_60">a</text:span><text:span text:style-name="T15_61"><text:s/></text:span><text:span text:style-name="T15_62">reszta</text:span><text:span text:style-name="T15_63"><text:s/></text:span><text:span text:style-name="T15_64">odcinka</text:span><text:span text:style-name="T15_65"><text:s/></text:span><text:span text:style-name="T15_66">jest</text:span><text:span text:style-name="T15_67"><text:s/></text:span><text:span text:style-name="T15_68">średnia</text:span><text:span text:style-name="T15_69">.<text:s/></text:span><text:span text:style-name="T15_70">Zniszczyła</text:span><text:span text:style-name="T15_71"><text:s/></text:span><text:span text:style-name="T15_72">mi</text:span><text:span text:style-name="T15_73"><text:s/></text:span><text:span text:style-name="T15_74">postać</text:span><text:span text:style-name="T15_75"><text:s/></text:span><text:span text:style-name="T15_76">Gildy</text:span><text:span text:style-name="T15_77">.<text:s/></text:span></text:p>
      <text:p text:style-name="P16"/>
      <text:p text:style-name="P17"/>
      <text:p text:style-name="P18"><text:span text:style-name="T18_1">Dolar</text:span><text:span text:style-name="T18_2">84</text:span></text:p>
      <text:p text:style-name="P19"><text:span text:style-name="T19_1">Odcinek</text:span><text:span text:style-name="T19_2"><text:s/></text:span><text:span text:style-name="T19_3">oceniam</text:span><text:span text:style-name="T19_4"><text:s/></text:span><text:span text:style-name="T19_5">jako</text:span><text:span text:style-name="T19_6"><text:s/></text:span><text:span text:style-name="T19_7">średni</text:span><text:span text:style-name="T19_8"><text:s/></text:span><text:span text:style-name="T19_9">z</text:span><text:span text:style-name="T19_10"><text:s/></text:span><text:span text:style-name="T19_11">odchyłem</text:span><text:span text:style-name="T19_12"><text:s/></text:span><text:span text:style-name="T19_13">do</text:span><text:span text:style-name="T19_14"><text:s/></text:span><text:span text:style-name="T19_15">dobrego</text:span><text:span text:style-name="T19_16">.<text:s/></text:span><text:span text:style-name="T19_17">Nie</text:span><text:span text:style-name="T19_18"><text:s/></text:span><text:span text:style-name="T19_19">dlatego</text:span><text:span text:style-name="T19_20">,<text:s/></text:span><text:span text:style-name="T19_21">iż</text:span><text:span text:style-name="T19_22"><text:s/></text:span><text:span text:style-name="T19_23">gryfy</text:span><text:span text:style-name="T19_24"><text:s/></text:span><text:span text:style-name="T19_25">sprowadzono</text:span><text:span text:style-name="T19_26"><text:s/></text:span><text:span text:style-name="T19_27">tam</text:span><text:span text:style-name="T19_28"><text:s/></text:span><text:span text:style-name="T19_29">do</text:span><text:span text:style-name="T19_30"><text:s/></text:span><text:span text:style-name="T19_31">bandy</text:span><text:span text:style-name="T19_32"><text:s/></text:span><text:span text:style-name="T19_33">chciwych</text:span><text:span text:style-name="T19_34"><text:s/></text:span><text:span text:style-name="T19_35">wieśniaków</text:span><text:span text:style-name="T19_36">,<text:s/></text:span><text:span text:style-name="T19_37">co</text:span><text:span text:style-name="T19_38"><text:s/></text:span><text:span text:style-name="T19_39">uważam</text:span><text:span text:style-name="T19_40"><text:s/></text:span><text:span text:style-name="T19_41">za</text:span><text:span text:style-name="T19_42"><text:s/></text:span><text:span text:style-name="T19_43">pomysł</text:span><text:span text:style-name="T19_44"><text:s/></text:span><text:span text:style-name="T19_45">ciekawy</text:span><text:span text:style-name="T19_46">.<text:s/></text:span><text:span text:style-name="T19_47">Naturalnie</text:span><text:span text:style-name="T19_48"><text:s/></text:span><text:span text:style-name="T19_49">to</text:span><text:span text:style-name="T19_50">,<text:s/></text:span><text:span text:style-name="T19_51">że</text:span><text:span text:style-name="T19_52"><text:s/></text:span><text:span text:style-name="T19_53">jest</text:span><text:span text:style-name="T19_54"><text:s/></text:span><text:span text:style-name="T19_55">ciekawy</text:span><text:span text:style-name="T19_56">,<text:s/></text:span><text:span text:style-name="T19_57">nie</text:span><text:span text:style-name="T19_58"><text:s/></text:span><text:span text:style-name="T19_59">znaczy</text:span><text:span text:style-name="T19_60">,<text:s/></text:span><text:span text:style-name="T19_61">iż</text:span><text:span text:style-name="T19_62"><text:s/></text:span><text:span text:style-name="T19_63">mi</text:span><text:span text:style-name="T19_64"><text:s/></text:span><text:span text:style-name="T19_65">się</text:span><text:span text:style-name="T19_66"><text:s/></text:span><text:span text:style-name="T19_67">podobał</text:span><text:span text:style-name="T19_68"><text:s/>–<text:s/></text:span><text:span text:style-name="T19_69">w</text:span><text:span text:style-name="T19_70"><text:s/></text:span><text:span text:style-name="T19_71">końcu</text:span><text:span text:style-name="T19_72"><text:s/></text:span><text:span text:style-name="T19_73">jak</text:span><text:span text:style-name="T19_74"><text:s/></text:span><text:span text:style-name="T19_75">takie</text:span><text:span text:style-name="T19_76"><text:s/></text:span><text:span text:style-name="T19_77">zadupie</text:span><text:span text:style-name="T19_78"><text:s/></text:span><text:span text:style-name="T19_79">mogło</text:span><text:span text:style-name="T19_80"><text:s/></text:span><text:span text:style-name="T19_81">wystawić</text:span><text:span text:style-name="T19_82"><text:s/></text:span><text:span text:style-name="T19_83">doskonałego</text:span><text:span text:style-name="T19_84"><text:s/></text:span><text:span text:style-name="T19_85">kucharza</text:span><text:span text:style-name="T19_86"><text:s/></text:span><text:span text:style-name="T19_87">czy</text:span><text:span text:style-name="T19_88"><text:s/></text:span><text:span text:style-name="T19_89">reprezentację</text:span><text:span text:style-name="T19_90"><text:s/></text:span><text:span text:style-name="T19_91">na</text:span><text:span text:style-name="T19_92"><text:s/></text:span><text:span text:style-name="T19_93">Igrzyska</text:span><text:span text:style-name="T19_94"><text:s/>(</text:span><text:span text:style-name="T19_95">choć</text:span><text:span text:style-name="T19_96"><text:s/></text:span><text:span text:style-name="T19_97">to</text:span><text:span text:style-name="T19_98"><text:s/></text:span><text:span text:style-name="T19_99">drugie</text:span><text:span text:style-name="T19_100"><text:s/></text:span><text:span text:style-name="T19_101">jeszcze</text:span><text:span text:style-name="T19_102"><text:s/></text:span><text:span text:style-name="T19_103">ujdzie</text:span><text:span text:style-name="T19_104"><text:s/>–<text:s/></text:span><text:span text:style-name="T19_105">wszak</text:span><text:span text:style-name="T19_106"><text:s/></text:span><text:span text:style-name="T19_107">do</text:span><text:span text:style-name="T19_108"><text:s/></text:span><text:span text:style-name="T19_109">zdobycia</text:span><text:span text:style-name="T19_110"><text:s/></text:span><text:span text:style-name="T19_111">było</text:span><text:span text:style-name="T19_112"><text:s/></text:span><text:span text:style-name="T19_113">złoto</text:span><text:span text:style-name="T19_114">).<text:s/></text:span><text:span text:style-name="T19_115">Z</text:span><text:span text:style-name="T19_116"><text:s/></text:span><text:span text:style-name="T19_117">prawdziwą</text:span><text:span text:style-name="T19_118"><text:s/></text:span><text:span text:style-name="T19_119">niechęcią</text:span><text:span text:style-name="T19_120"><text:s/></text:span><text:span text:style-name="T19_121">dostrzegłem</text:span><text:span text:style-name="T19_122"><text:s/></text:span><text:span text:style-name="T19_123">natomiast</text:span><text:span text:style-name="T19_124"><text:s/></text:span><text:span text:style-name="T19_125">Gildę</text:span><text:span text:style-name="T19_126"><text:s/>–<text:s/></text:span><text:span text:style-name="T19_127">nie</text:span><text:span text:style-name="T19_128"><text:s/></text:span><text:span text:style-name="T19_129">znoszę</text:span><text:span text:style-name="T19_130"><text:s/></text:span><text:span text:style-name="T19_131">tej</text:span><text:span text:style-name="T19_132"><text:s/></text:span><text:span text:style-name="T19_133">postaci</text:span><text:span text:style-name="T19_134"><text:s/></text:span><text:span text:style-name="T19_135">i</text:span><text:span text:style-name="T19_136"><text:s/></text:span><text:span text:style-name="T19_137">jak</text:span><text:span text:style-name="T19_138"><text:s/></text:span><text:span text:style-name="T19_139">dla</text:span><text:span text:style-name="T19_140"><text:s/></text:span><text:span text:style-name="T19_141">mnie</text:span><text:span text:style-name="T19_142"><text:s/></text:span><text:span text:style-name="T19_143">mogłaby</text:span><text:span text:style-name="T19_144"><text:s/></text:span><text:span text:style-name="T19_145">się</text:span><text:span text:style-name="T19_146"><text:s/></text:span><text:span text:style-name="T19_147">już</text:span><text:span text:style-name="T19_148"><text:s/></text:span><text:span text:style-name="T19_149">nigdy</text:span><text:span text:style-name="T19_150"><text:s/></text:span><text:span text:style-name="T19_151">więcej</text:span><text:span text:style-name="T19_152"><text:s/></text:span><text:span text:style-name="T19_153">nie</text:span><text:span text:style-name="T19_154"><text:s/></text:span><text:span text:style-name="T19_155">pojawić</text:span><text:span text:style-name="T19_156">.<text:s/></text:span><text:span text:style-name="T19_157">Ale</text:span><text:span text:style-name="T19_158"><text:s/></text:span><text:span text:style-name="T19_159">to</text:span><text:span text:style-name="T19_160"><text:s/></text:span><text:span text:style-name="T19_161">tylko</text:span><text:span text:style-name="T19_162"><text:s/></text:span><text:span text:style-name="T19_163">osobiste</text:span><text:span text:style-name="T19_164"><text:s/></text:span><text:span text:style-name="T19_165">przekonania</text:span><text:span text:style-name="T19_166">,<text:s/></text:span><text:span text:style-name="T19_167">bo</text:span><text:span text:style-name="T19_168"><text:s/></text:span><text:span text:style-name="T19_169">w</text:span><text:span text:style-name="T19_170"><text:s/></text:span><text:span text:style-name="T19_171">sumie</text:span><text:span text:style-name="T19_172"><text:s/></text:span><text:span text:style-name="T19_173">jej</text:span><text:span text:style-name="T19_174"><text:s/></text:span><text:span text:style-name="T19_175">występ</text:span><text:span text:style-name="T19_176"><text:s/></text:span><text:span text:style-name="T19_177">był</text:span><text:span text:style-name="T19_178"><text:s/></text:span><text:span text:style-name="T19_179">całkiem</text:span><text:span text:style-name="T19_180"><text:s/></text:span><text:span text:style-name="T19_181">niezły</text:span><text:span text:style-name="T19_182">.<text:s/></text:span><text:span text:style-name="T19_183">No</text:span><text:span text:style-name="T19_184"><text:s/></text:span><text:span text:style-name="T19_185">może</text:span><text:span text:style-name="T19_186"><text:s/></text:span><text:span text:style-name="T19_187">poza</text:span><text:span text:style-name="T19_188"><text:s/></text:span><text:span text:style-name="T19_189">wspominkami</text:span><text:span text:style-name="T19_190"><text:s/></text:span><text:span text:style-name="T19_191">z</text:span><text:span text:style-name="T19_192"><text:s/></text:span><text:span text:style-name="T19_193">przeszłości</text:span><text:span text:style-name="T19_194">,<text:s/></text:span><text:span text:style-name="T19_195">które</text:span><text:span text:style-name="T19_196"><text:s/></text:span><text:span text:style-name="T19_197">usiłowały</text:span><text:span text:style-name="T19_198"><text:s/></text:span><text:span text:style-name="T19_199">ją</text:span><text:span text:style-name="T19_200"><text:s/></text:span><text:span text:style-name="T19_201">nieco</text:span><text:span text:style-name="T19_202"><text:s/></text:span><text:span text:style-name="T19_203">osłodzić</text:span><text:span text:style-name="T19_204"><text:s/>–<text:s/></text:span><text:span text:style-name="T19_205">szkoda</text:span><text:span text:style-name="T19_206">.<text:s/></text:span><text:span text:style-name="T19_207">Jak</text:span><text:span text:style-name="T19_208"><text:s/></text:span><text:span text:style-name="T19_209">już</text:span><text:span text:style-name="T19_210"><text:s/></text:span><text:span text:style-name="T19_211">tworzą</text:span><text:span text:style-name="T19_212"><text:s/></text:span><text:span text:style-name="T19_213">czarny</text:span><text:span text:style-name="T19_214"><text:s/></text:span><text:span text:style-name="T19_215">charakter</text:span><text:span text:style-name="T19_216">,<text:s/></text:span><text:span text:style-name="T19_217">niech</text:span><text:span text:style-name="T19_218"><text:s/></text:span><text:span text:style-name="T19_219">on</text:span><text:span text:style-name="T19_220">/</text:span><text:span text:style-name="T19_221">ona</text:span><text:span text:style-name="T19_222"><text:s/></text:span><text:span text:style-name="T19_223">będzie</text:span><text:span text:style-name="T19_224"><text:s/></text:span><text:span text:style-name="T19_225">taki</text:span><text:span text:style-name="T19_226"><text:s/></text:span><text:span text:style-name="T19_227">od</text:span><text:span text:style-name="T19_228"><text:s/></text:span><text:span text:style-name="T19_229">początku</text:span><text:span text:style-name="T19_230"><text:s/></text:span><text:span text:style-name="T19_231">do</text:span><text:span text:style-name="T19_232"><text:s/></text:span><text:span text:style-name="T19_233">końca</text:span><text:span text:style-name="T19_234">…<text:s/></text:span><text:span text:style-name="T19_235">no</text:span><text:span text:style-name="T19_236">,<text:s/></text:span><text:span text:style-name="T19_237">chociaż</text:span><text:span text:style-name="T19_238"><text:s/></text:span><text:span text:style-name="T19_239">jeden</text:span><text:span text:style-name="T19_240"><text:s/></text:span><text:span text:style-name="T19_241">oprócz</text:span><text:span text:style-name="T19_242"><text:s/></text:span><text:span text:style-name="T19_243">Sombry</text:span><text:span text:style-name="T19_244">.<text:s/></text:span><text:span text:style-name="T19_245">Idziemy</text:span><text:span text:style-name="T19_246"><text:s/></text:span><text:span text:style-name="T19_247">dalej</text:span><text:span text:style-name="T19_248"><text:s/>–<text:s/></text:span><text:span text:style-name="T19_249">duet</text:span><text:span text:style-name="T19_250"><text:s/></text:span><text:span text:style-name="T19_251">Pinkie</text:span><text:span text:style-name="T19_252">/</text:span><text:span text:style-name="T19_253">Rainbow</text:span><text:span text:style-name="T19_254"><text:s/></text:span><text:span text:style-name="T19_255">zaskakująco</text:span><text:span text:style-name="T19_256"><text:s/></text:span><text:span text:style-name="T19_257">dobrze</text:span><text:span text:style-name="T19_258"><text:s/></text:span><text:span text:style-name="T19_259">pasował</text:span><text:span text:style-name="T19_260"><text:s/></text:span><text:span text:style-name="T19_261">do</text:span><text:span text:style-name="T19_262"><text:s/></text:span><text:span text:style-name="T19_263">odcinka</text:span><text:span text:style-name="T19_264">.<text:s/></text:span><text:span text:style-name="T19_265">Z</text:span><text:span text:style-name="T19_266"><text:s/></text:span><text:span text:style-name="T19_267">jednej</text:span><text:span text:style-name="T19_268"><text:s/></text:span><text:span text:style-name="T19_269">strony</text:span><text:span text:style-name="T19_270"><text:s/></text:span><text:span text:style-name="T19_271">sponifikowany</text:span><text:span text:style-name="T19_272"><text:s/></text:span><text:span text:style-name="T19_273">chaos</text:span><text:span text:style-name="T19_274">,<text:s/></text:span><text:span text:style-name="T19_275">a</text:span><text:span text:style-name="T19_276"><text:s/></text:span><text:span text:style-name="T19_277">z</text:span><text:span text:style-name="T19_278"><text:s/></text:span><text:span text:style-name="T19_279">drugiej</text:span><text:span text:style-name="T19_280"><text:s/></text:span><text:span text:style-name="T19_281">kuc</text:span><text:span text:style-name="T19_282"><text:s/></text:span><text:span text:style-name="T19_283">o</text:span><text:span text:style-name="T19_284"><text:s/></text:span><text:span text:style-name="T19_285">bardzo</text:span><text:span text:style-name="T19_286"><text:s/></text:span><text:span text:style-name="T19_287">gryfim</text:span><text:span text:style-name="T19_288"><text:s/></text:span><text:span text:style-name="T19_289">podejściu</text:span><text:span text:style-name="T19_290"><text:s/></text:span><text:span text:style-name="T19_291">do</text:span><text:span text:style-name="T19_292"><text:s/></text:span><text:span text:style-name="T19_293">życia</text:span><text:span text:style-name="T19_294"><text:s/>–<text:s/></text:span><text:span text:style-name="T19_295">to</text:span><text:span text:style-name="T19_296"><text:s/></text:span><text:span text:style-name="T19_297">się</text:span><text:span text:style-name="T19_298"><text:s/></text:span><text:span text:style-name="T19_299">nie</text:span><text:span text:style-name="T19_300"><text:s/></text:span><text:span text:style-name="T19_301">może</text:span><text:span text:style-name="T19_302"><text:s/></text:span><text:span text:style-name="T19_303">skończyć</text:span><text:span text:style-name="T19_304"><text:s/></text:span><text:span text:style-name="T19_305">spokojnie</text:span><text:span text:style-name="T19_306">.<text:s/></text:span><text:span text:style-name="T19_307">No</text:span><text:span text:style-name="T19_308"><text:s/></text:span><text:span text:style-name="T19_309">i</text:span><text:span text:style-name="T19_310"><text:s/></text:span><text:span text:style-name="T19_311">tak</text:span><text:span text:style-name="T19_312"><text:s/></text:span><text:span text:style-name="T19_313">właśnie</text:span><text:span text:style-name="T19_314"><text:s/></text:span><text:span text:style-name="T19_315">było</text:span><text:span text:style-name="T19_316">.<text:s/></text:span><text:span text:style-name="T19_317">A</text:span><text:span text:style-name="T19_318"><text:s/></text:span><text:span text:style-name="T19_319">choć</text:span><text:span text:style-name="T19_320"><text:s/></text:span><text:span text:style-name="T19_321">mnie</text:span><text:span text:style-name="T19_322"><text:s/></text:span><text:span text:style-name="T19_323">ten</text:span><text:span text:style-name="T19_324"><text:s/></text:span><text:span text:style-name="T19_325">epizod</text:span><text:span text:style-name="T19_326"><text:s/></text:span><text:span text:style-name="T19_327">nie</text:span><text:span text:style-name="T19_328"><text:s/></text:span><text:span text:style-name="T19_329">zachwycił</text:span><text:span text:style-name="T19_330">,<text:s/></text:span><text:span text:style-name="T19_331">to</text:span><text:span text:style-name="T19_332"><text:s/></text:span><text:span text:style-name="T19_333">są</text:span><text:span text:style-name="T19_334"><text:s/></text:span><text:span text:style-name="T19_335">w</text:span><text:span text:style-name="T19_336"><text:s/></text:span><text:span text:style-name="T19_337">nim</text:span><text:span text:style-name="T19_338"><text:s/></text:span><text:span text:style-name="T19_339">elementy</text:span><text:span text:style-name="T19_340">,<text:s/></text:span><text:span text:style-name="T19_341">które</text:span><text:span text:style-name="T19_342"><text:s/></text:span><text:span text:style-name="T19_343">wpływają</text:span><text:span text:style-name="T19_344"><text:s/></text:span><text:span text:style-name="T19_345">na</text:span><text:span text:style-name="T19_346"><text:s/></text:span><text:span text:style-name="T19_347">odbiór</text:span><text:span text:style-name="T19_348"><text:s/></text:span><text:span text:style-name="T19_349">zdecydowanie</text:span><text:span text:style-name="T19_350"><text:s/></text:span><text:span text:style-name="T19_351">pozytywnie</text:span><text:span text:style-name="T19_352"><text:s/>–<text:s/></text:span><text:span text:style-name="T19_353">ogólna</text:span><text:span text:style-name="T19_354"><text:s/></text:span><text:span text:style-name="T19_355">Pinkie</text:span><text:span text:style-name="T19_356">,<text:s/></text:span><text:span text:style-name="T19_357">wymieniony</text:span><text:span text:style-name="T19_358"><text:s/></text:span><text:span text:style-name="T19_359">też</text:span><text:span text:style-name="T19_360"><text:s/></text:span><text:span text:style-name="T19_361">przez</text:span><text:span text:style-name="T19_362"><text:s/></text:span><text:span text:style-name="T19_363">aTOMa</text:span><text:span text:style-name="T19_364"><text:s/></text:span><text:span text:style-name="T19_365">shipping</text:span><text:span text:style-name="T19_366"><text:s/></text:span><text:span text:style-name="T19_367">z</text:span><text:span text:style-name="T19_368"><text:s/></text:span><text:span text:style-name="T19_369">posągiem</text:span><text:span text:style-name="T19_370">,<text:s/></text:span><text:span text:style-name="T19_371">pomysł</text:span><text:span text:style-name="T19_372"><text:s/></text:span><text:span text:style-name="T19_373">na</text:span><text:span text:style-name="T19_374"><text:s/></text:span><text:span text:style-name="T19_375">odrodzenie</text:span><text:span text:style-name="T19_376"><text:s/></text:span><text:span text:style-name="T19_377">imperium</text:span><text:span text:style-name="T19_378"><text:s/></text:span><text:span text:style-name="T19_379">przy</text:span><text:span text:style-name="T19_380"><text:s/></text:span><text:span text:style-name="T19_381">pomocy</text:span><text:span text:style-name="T19_382"><text:s/></text:span><text:span text:style-name="T19_383">proszku</text:span><text:span text:style-name="T19_384"><text:s/></text:span><text:span text:style-name="T19_385">do</text:span><text:span text:style-name="T19_386"><text:s/></text:span><text:span text:style-name="T19_387">pieczenia</text:span><text:span text:style-name="T19_388"><text:s/>(</text:span><text:span text:style-name="T19_389">tajny</text:span><text:span text:style-name="T19_390"><text:s/></text:span><text:span text:style-name="T19_391">składnik</text:span><text:span text:style-name="T19_392"><text:s/></text:span><text:span text:style-name="T19_393">nad</text:span><text:span text:style-name="T19_394"><text:s/></text:span><text:span text:style-name="T19_395">składniakami</text:span><text:span text:style-name="T19_396">!<text:s/></text:span><text:span text:style-name="T19_397">Na</text:span><text:span text:style-name="T19_398"><text:s/></text:span><text:span text:style-name="T19_399">co</text:span><text:span text:style-name="T19_400"><text:s/></text:span><text:span text:style-name="T19_401">komu</text:span><text:span text:style-name="T19_402"><text:s/></text:span><text:span text:style-name="T19_403">magia</text:span><text:span text:style-name="T19_404"><text:s/></text:span><text:span text:style-name="T19_405">przyjaźni</text:span><text:span text:style-name="T19_406">,<text:s/></text:span><text:span text:style-name="T19_407">jak</text:span><text:span text:style-name="T19_408"><text:s/></text:span><text:span text:style-name="T19_409">masz</text:span><text:span text:style-name="T19_410"><text:s/></text:span><text:span text:style-name="T19_411">proszek</text:span><text:span text:style-name="T19_412">?),<text:s/></text:span><text:span text:style-name="T19_413">no</text:span><text:span text:style-name="T19_414"><text:s/></text:span><text:span text:style-name="T19_415">i</text:span><text:span text:style-name="T19_416"><text:s/></text:span><text:span text:style-name="T19_417">oczywiście</text:span><text:span text:style-name="T19_418"><text:s/></text:span><text:span text:style-name="T19_419">Gummy</text:span><text:span text:style-name="T19_420">.<text:s/></text:span><text:span text:style-name="T19_421">Małe</text:span><text:span text:style-name="T19_422">,<text:s/></text:span><text:span text:style-name="T19_423">zielone</text:span><text:span text:style-name="T19_424"><text:s/></text:span><text:span text:style-name="T19_425">paskudztwo</text:span><text:span text:style-name="T19_426"><text:s/></text:span><text:span text:style-name="T19_427">zdecydowanie</text:span><text:span text:style-name="T19_428"><text:s/></text:span><text:span text:style-name="T19_429">było</text:span><text:span text:style-name="T19_430"><text:s/></text:span><text:span text:style-name="T19_431">najlepszą</text:span><text:span text:style-name="T19_432"><text:s/></text:span><text:span text:style-name="T19_433">częścią</text:span><text:span text:style-name="T19_434"><text:s/></text:span><text:span text:style-name="T19_435">tego</text:span><text:span text:style-name="T19_436"><text:s/></text:span><text:span text:style-name="T19_437">odcinka</text:span><text:span text:style-name="T19_438">.<text:s/></text:span><text:span text:style-name="T19_439">On</text:span><text:span text:style-name="T19_440"><text:s/></text:span><text:span text:style-name="T19_441">zawsze</text:span><text:span text:style-name="T19_442"><text:s/></text:span><text:span text:style-name="T19_443">coś</text:span><text:span text:style-name="T19_444"><text:s/></text:span><text:span text:style-name="T19_445">knuje</text:span><text:span text:style-name="T19_446">…</text:span></text:p>
      <text:p text:style-name="P20"/>
      <text:p text:style-name="P21"><text:span text:style-name="T21_1">Cahan</text:span></text:p>
      <text:p text:style-name="P22"/>
      <text:p text:style-name="P23"><text:span text:style-name="T23_1">No</text:span><text:span text:style-name="T23_2"><text:s/></text:span><text:span text:style-name="T23_3">i</text:span><text:span text:style-name="T23_4"><text:s/></text:span><text:span text:style-name="T23_5">to</text:span><text:span text:style-name="T23_6"><text:s/></text:span><text:span text:style-name="T23_7">był</text:span><text:span text:style-name="T23_8"><text:s/></text:span><text:span text:style-name="T23_9">dobry</text:span><text:span text:style-name="T23_10"><text:s/></text:span><text:span text:style-name="T23_11">odcinek</text:span><text:span text:style-name="T23_12">!<text:s text:c="2"/></text:span><text:span text:style-name="T23_13">Mokre</text:span><text:span text:style-name="T23_14"><text:s/></text:span><text:span text:style-name="T23_15">sny</text:span><text:span text:style-name="T23_16"><text:s/></text:span><text:span text:style-name="T23_17">fanfikowców</text:span><text:span text:style-name="T23_18"><text:s/></text:span><text:span text:style-name="T23_19">o</text:span><text:span text:style-name="T23_20"><text:s/></text:span><text:span text:style-name="T23_21">gryfiej</text:span><text:span text:style-name="T23_22"><text:s/></text:span><text:span text:style-name="T23_23">potędze</text:span><text:span text:style-name="T23_24"><text:s/></text:span><text:span text:style-name="T23_25">legły</text:span><text:span text:style-name="T23_26"><text:s/></text:span><text:span text:style-name="T23_27">w</text:span><text:span text:style-name="T23_28"><text:s/></text:span><text:span text:style-name="T23_29">gruzach</text:span><text:span text:style-name="T23_30">…<text:s/></text:span><text:span text:style-name="T23_31">Ten</text:span><text:span text:style-name="T23_32"><text:s/></text:span><text:span text:style-name="T23_33">płacz</text:span><text:span text:style-name="T23_34"><text:s/></text:span><text:span text:style-name="T23_35">to</text:span><text:span text:style-name="T23_36"><text:s/></text:span><text:span text:style-name="T23_37">miód</text:span><text:span text:style-name="T23_38"><text:s/></text:span><text:span text:style-name="T23_39">dla</text:span><text:span text:style-name="T23_40"><text:s/></text:span><text:span text:style-name="T23_41">mej</text:span><text:span text:style-name="T23_42"><text:s/></text:span><text:span text:style-name="T23_43">duszy</text:span><text:span text:style-name="T23_44">.<text:s/></text:span><text:span text:style-name="T23_45">Mwahahahaha</text:span><text:span text:style-name="T23_46">!<text:s/></text:span><text:span text:style-name="T23_47">W</text:span><text:span text:style-name="T23_48"><text:s/></text:span><text:span text:style-name="T23_49">końcu</text:span><text:span text:style-name="T23_50"><text:s/></text:span><text:span text:style-name="T23_51">też</text:span><text:span text:style-name="T23_52"><text:s/></text:span><text:span text:style-name="T23_53">coś</text:span><text:span text:style-name="T23_54">,<text:s/></text:span><text:span text:style-name="T23_55">co</text:span><text:span text:style-name="T23_56"><text:s/></text:span><text:span text:style-name="T23_57">nie</text:span><text:span text:style-name="T23_58"><text:s/></text:span><text:span text:style-name="T23_59">wygląda</text:span><text:span text:style-name="T23_60"><text:s/></text:span><text:span text:style-name="T23_61">jak</text:span><text:span text:style-name="T23_62"><text:s/></text:span><text:span text:style-name="T23_63">Konikowo</text:span><text:span text:style-name="T23_64"><text:s/></text:span><text:span text:style-name="T23_65">Cukierkowo</text:span><text:span text:style-name="T23_66">.<text:s/></text:span><text:span text:style-name="T23_67">Całkiem</text:span><text:span text:style-name="T23_68"><text:s/></text:span><text:span text:style-name="T23_69">fajna</text:span><text:span text:style-name="T23_70"><text:s/></text:span><text:span text:style-name="T23_71">historia</text:span><text:span text:style-name="T23_72">,<text:s/></text:span><text:span text:style-name="T23_73">posąg</text:span><text:span text:style-name="T23_74"><text:s/></text:span><text:span text:style-name="T23_75">komplemenciarz</text:span><text:span text:style-name="T23_76">,<text:s/></text:span><text:span text:style-name="T23_77">duże</text:span><text:span text:style-name="T23_78"><text:s/></text:span><text:span text:style-name="T23_79">ilości</text:span><text:span text:style-name="T23_80"><text:s/></text:span><text:span text:style-name="T23_81">gryfów</text:span><text:span text:style-name="T23_82"><text:s/>(</text:span><text:span text:style-name="T23_83">przynajmniej</text:span><text:span text:style-name="T23_84"><text:s/></text:span><text:span text:style-name="T23_85">nie</text:span><text:span text:style-name="T23_86"><text:s/></text:span><text:span text:style-name="T23_87">są</text:span><text:span text:style-name="T23_88"><text:s/></text:span><text:span text:style-name="T23_89">różowe</text:span><text:span text:style-name="T23_90">).<text:s/></text:span><text:span text:style-name="T23_91">Pinkie</text:span><text:span text:style-name="T23_92"><text:s/></text:span><text:span text:style-name="T23_93">mnie</text:span><text:span text:style-name="T23_94"><text:s/></text:span><text:span text:style-name="T23_95">jednak</text:span><text:span text:style-name="T23_96"><text:s/></text:span><text:span text:style-name="T23_97">wkurzała</text:span><text:span text:style-name="T23_98">,<text:s/></text:span><text:span text:style-name="T23_99">jak</text:span><text:span text:style-name="T23_100"><text:s/></text:span><text:span text:style-name="T23_101">zwykle</text:span><text:span text:style-name="T23_102">.<text:s/></text:span><text:span text:style-name="T23_103">Scena</text:span><text:span text:style-name="T23_104"><text:s/></text:span><text:span text:style-name="T23_105">z</text:span><text:span text:style-name="T23_106"><text:s/></text:span><text:span text:style-name="T23_107">Gummym</text:span><text:span text:style-name="T23_108"><text:s/></text:span><text:span text:style-name="T23_109">nudna</text:span><text:span text:style-name="T23_110"><text:s/></text:span><text:span text:style-name="T23_111">jak</text:span><text:span text:style-name="T23_112"><text:s/></text:span><text:span text:style-name="T23_113">zwykle</text:span><text:span text:style-name="T23_114">,<text:s/></text:span><text:span text:style-name="T23_115">a</text:span><text:span text:style-name="T23_116"><text:s/></text:span><text:span text:style-name="T23_117">wydanie</text:span><text:span text:style-name="T23_118"><text:s/></text:span><text:span text:style-name="T23_119">całego</text:span><text:span text:style-name="T23_120"><text:s/></text:span><text:span text:style-name="T23_121">złota</text:span><text:span text:style-name="T23_122"><text:s/></text:span><text:span text:style-name="T23_123">na</text:span><text:span text:style-name="T23_124"><text:s/></text:span><text:span text:style-name="T23_125">słodycze</text:span><text:span text:style-name="T23_126">…<text:s/></text:span><text:span text:style-name="T23_127">ZABIĆ</text:span><text:span text:style-name="T23_128">!<text:s/></text:span><text:span text:style-name="T23_129">Błagam</text:span><text:span text:style-name="T23_130">,<text:s/></text:span><text:span text:style-name="T23_131">niech</text:span><text:span text:style-name="T23_132"><text:s/></text:span><text:span text:style-name="T23_133">ktoś</text:span><text:span text:style-name="T23_134"><text:s/></text:span><text:span text:style-name="T23_135">ją</text:span><text:span text:style-name="T23_136"><text:s/></text:span><text:span text:style-name="T23_137">zabije</text:span><text:span text:style-name="T23_138">.<text:s/></text:span><text:span text:style-name="T23_139">Gilda</text:span><text:span text:style-name="T23_140">?<text:s/></text:span><text:span text:style-name="T23_141">Lubię</text:span><text:span text:style-name="T23_142"><text:s/></text:span><text:span text:style-name="T23_143">ją</text:span><text:span text:style-name="T23_144"><text:s/></text:span><text:span text:style-name="T23_145">i</text:span><text:span text:style-name="T23_146"><text:s/></text:span><text:span text:style-name="T23_147">miło</text:span><text:span text:style-name="T23_148"><text:s/></text:span><text:span text:style-name="T23_149">mi</text:span><text:span text:style-name="T23_150"><text:s/></text:span><text:span text:style-name="T23_151">ją</text:span><text:span text:style-name="T23_152"><text:s/></text:span><text:span text:style-name="T23_153">było</text:span><text:span text:style-name="T23_154"><text:s/></text:span><text:span text:style-name="T23_155">ponownie</text:span><text:span text:style-name="T23_156"><text:s/></text:span><text:span text:style-name="T23_157">spotkać</text:span><text:span text:style-name="T23_158">,<text:s/></text:span><text:span text:style-name="T23_159">szczególnie</text:span><text:span text:style-name="T23_160"><text:s/></text:span><text:span text:style-name="T23_161">że</text:span><text:span text:style-name="T23_162"><text:s/></text:span><text:span text:style-name="T23_163">od</text:span><text:span text:style-name="T23_164"><text:s/></text:span><text:span text:style-name="T23_165">początku</text:span><text:span text:style-name="T23_166"><text:s/></text:span><text:span text:style-name="T23_167">uważałam</text:span><text:span text:style-name="T23_168"><text:s/></text:span><text:span text:style-name="T23_169">ją</text:span><text:span text:style-name="T23_170"><text:s/></text:span><text:span text:style-name="T23_171">za</text:span><text:span text:style-name="T23_172"><text:s/></text:span><text:span text:style-name="T23_173">całkiem</text:span><text:span text:style-name="T23_174"><text:s/></text:span><text:span text:style-name="T23_175">spoko</text:span><text:span text:style-name="T23_176"><text:s/></text:span><text:span text:style-name="T23_177">osobę</text:span><text:span text:style-name="T23_178">,<text:s/></text:span><text:span text:style-name="T23_179">w</text:span><text:span text:style-name="T23_180"><text:s/></text:span><text:span text:style-name="T23_181">końcu</text:span><text:span text:style-name="T23_182"><text:s/></text:span><text:span text:style-name="T23_183">Pinkie</text:span><text:span text:style-name="T23_184"><text:s/></text:span><text:span text:style-name="T23_185">Pie</text:span><text:span text:style-name="T23_186"><text:s/></text:span><text:span text:style-name="T23_187">jest</text:span><text:span text:style-name="T23_188"><text:s/></text:span><text:span text:style-name="T23_189">naprawdę</text:span><text:span text:style-name="T23_190"><text:s/></text:span><text:span text:style-name="T23_191">upierdliwa</text:span><text:span text:style-name="T23_192">.<text:s/></text:span><text:span text:style-name="T23_193">Samo</text:span><text:span text:style-name="T23_194"><text:s/></text:span><text:span text:style-name="T23_195">zakończenie</text:span><text:span text:style-name="T23_196">?<text:s/></text:span><text:span text:style-name="T23_197">Średnie</text:span><text:span text:style-name="T23_198">,<text:s/></text:span><text:span text:style-name="T23_199">ale</text:span><text:span text:style-name="T23_200"><text:s/></text:span><text:span text:style-name="T23_201">innego</text:span><text:span text:style-name="T23_202"><text:s/></text:span><text:span text:style-name="T23_203">się</text:span><text:span text:style-name="T23_204"><text:s/></text:span><text:span text:style-name="T23_205">nie</text:span><text:span text:style-name="T23_206"><text:s/></text:span><text:span text:style-name="T23_207">spodziewałam</text:span><text:span text:style-name="T23_208">.<text:s/></text:span><text:span text:style-name="T23_209">Szkoda</text:span><text:span text:style-name="T23_210">,<text:s/></text:span><text:span text:style-name="T23_211">że</text:span><text:span text:style-name="T23_212"><text:s/></text:span><text:span text:style-name="T23_213">stracili</text:span><text:span text:style-name="T23_214"><text:s/></text:span><text:span text:style-name="T23_215">to</text:span><text:span text:style-name="T23_216"><text:s/></text:span><text:span text:style-name="T23_217">złote</text:span><text:span text:style-name="T23_218"><text:s/></text:span><text:span text:style-name="T23_219">coś</text:span><text:span text:style-name="T23_220">,<text:s/></text:span><text:span text:style-name="T23_221">wielka</text:span><text:span text:style-name="T23_222"><text:s/></text:span><text:span text:style-name="T23_223">szkoda</text:span><text:span text:style-name="T23_22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